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namespace_5f_BoardData" style:display-name="namespace_BoardData" style:family="table">
      <style:table-properties style:width="6.6931in" table:align="margins"/>
    </style:style>
    <style:style style:name="namespace_5f_BoardData.A" style:display-name="namespace_BoardData.A" style:family="table-column">
      <style:table-column-properties style:column-width="1.0028in" style:rel-column-width="9818*"/>
    </style:style>
    <style:style style:name="namespace_5f_BoardData.B" style:display-name="namespace_BoardData.B" style:family="table-column">
      <style:table-column-properties style:column-width="0.9958in" style:rel-column-width="9750*"/>
    </style:style>
    <style:style style:name="namespace_5f_BoardData.C" style:display-name="namespace_BoardData.C" style:family="table-column">
      <style:table-column-properties style:column-width="1.3153in" style:rel-column-width="12878*"/>
    </style:style>
    <style:style style:name="namespace_5f_BoardData.D" style:display-name="namespace_BoardData.D" style:family="table-column">
      <style:table-column-properties style:column-width="3.3792in" style:rel-column-width="33089*"/>
    </style:style>
    <style:style style:name="namespace_5f_BoardData.A1" style:display-name="namespace_BoardData.A1" style:family="table-cell">
      <style:table-cell-properties fo:padding="0.0382in" fo:border-left="0.05pt solid #000000" fo:border-right="none" fo:border-top="0.05pt solid #000000" fo:border-bottom="0.05pt solid #000000"/>
    </style:style>
    <style:style style:name="namespace_5f_BoardData.D1" style:display-name="namespace_BoardData.D1" style:family="table-cell">
      <style:table-cell-properties fo:padding="0.0382in" fo:border="0.05pt solid #000000"/>
    </style:style>
    <style:style style:name="namespace_5f_BoardData.2" style:display-name="namespace_BoardData.2" style:family="table-row">
      <style:table-row-properties style:min-row-height="0.3347in"/>
    </style:style>
    <style:style style:name="namespace_5f_BoardData.A2" style:display-name="namespace_BoardData.A2" style:family="table-cell">
      <style:table-cell-properties fo:padding="0.0382in" fo:border-left="0.05pt solid #000000" fo:border-right="none" fo:border-top="none" fo:border-bottom="0.05pt solid #000000"/>
    </style:style>
    <style:style style:name="namespace_5f_BoardData.D2" style:display-name="namespace_BoardData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028in" style:rel-column-width="9818*"/>
    </style:style>
    <style:style style:name="Table1.B" style:family="table-column">
      <style:table-column-properties style:column-width="0.9958in" style:rel-column-width="9750*"/>
    </style:style>
    <style:style style:name="Table1.C" style:family="table-column">
      <style:table-column-properties style:column-width="1.3153in" style:rel-column-width="12878*"/>
    </style:style>
    <style:style style:name="Table1.D" style:family="table-column">
      <style:table-column-properties style:column-width="3.3792in" style:rel-column-width="3308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Button" style:family="table">
      <style:table-properties style:width="6.6931in" table:align="margins"/>
    </style:style>
    <style:style style:name="Button.A" style:family="table-column">
      <style:table-column-properties style:column-width="1.0028in" style:rel-column-width="9818*"/>
    </style:style>
    <style:style style:name="Button.B" style:family="table-column">
      <style:table-column-properties style:column-width="0.9958in" style:rel-column-width="9750*"/>
    </style:style>
    <style:style style:name="Button.C" style:family="table-column">
      <style:table-column-properties style:column-width="1.3153in" style:rel-column-width="12878*"/>
    </style:style>
    <style:style style:name="Button.D" style:family="table-column">
      <style:table-column-properties style:column-width="3.3792in" style:rel-column-width="33089*"/>
    </style:style>
    <style:style style:name="Button.A1" style:family="table-cell">
      <style:table-cell-properties fo:padding="0.0382in" fo:border-left="0.05pt solid #000000" fo:border-right="none" fo:border-top="0.05pt solid #000000" fo:border-bottom="0.05pt solid #000000"/>
    </style:style>
    <style:style style:name="Button.D1" style:family="table-cell">
      <style:table-cell-properties fo:padding="0.0382in" fo:border="0.05pt solid #000000"/>
    </style:style>
    <style:style style:name="Button.A2" style:family="table-cell">
      <style:table-cell-properties fo:padding="0.0382in" fo:border-left="0.05pt solid #000000" fo:border-right="none" fo:border-top="none" fo:border-bottom="0.05pt solid #000000"/>
    </style:style>
    <style:style style:name="Button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0028in" style:rel-column-width="9818*"/>
    </style:style>
    <style:style style:name="Table2.B" style:family="table-column">
      <style:table-column-properties style:column-width="0.9958in" style:rel-column-width="9750*"/>
    </style:style>
    <style:style style:name="Table2.C" style:family="table-column">
      <style:table-column-properties style:column-width="1.3153in" style:rel-column-width="12878*"/>
    </style:style>
    <style:style style:name="Table2.D" style:family="table-column">
      <style:table-column-properties style:column-width="3.3792in" style:rel-column-width="330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021in" style:rel-column-width="9811*"/>
    </style:style>
    <style:style style:name="Table3.B" style:family="table-column">
      <style:table-column-properties style:column-width="1.0639in" style:rel-column-width="10417*"/>
    </style:style>
    <style:style style:name="Table3.C" style:family="table-column">
      <style:table-column-properties style:column-width="1.2472in" style:rel-column-width="12212*"/>
    </style:style>
    <style:style style:name="Table3.D" style:family="table-column">
      <style:table-column-properties style:column-width="3.3799in" style:rel-column-width="330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028in" style:rel-column-width="9818*"/>
    </style:style>
    <style:style style:name="Table4.B" style:family="table-column">
      <style:table-column-properties style:column-width="0.9958in" style:rel-column-width="9750*"/>
    </style:style>
    <style:style style:name="Table4.C" style:family="table-column">
      <style:table-column-properties style:column-width="1.3153in" style:rel-column-width="12878*"/>
    </style:style>
    <style:style style:name="Table4.D" style:family="table-column">
      <style:table-column-properties style:column-width="3.3792in" style:rel-column-width="3308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0028in" style:rel-column-width="9818*"/>
    </style:style>
    <style:style style:name="Table5.B" style:family="table-column">
      <style:table-column-properties style:column-width="0.9958in" style:rel-column-width="9750*"/>
    </style:style>
    <style:style style:name="Table5.C" style:family="table-column">
      <style:table-column-properties style:column-width="1.3153in" style:rel-column-width="12878*"/>
    </style:style>
    <style:style style:name="Table5.D" style:family="table-column">
      <style:table-column-properties style:column-width="3.3792in" style:rel-column-width="3308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fo:margin-left="0in" fo:margin-right="0in" table:align="margins"/>
    </style:style>
    <style:style style:name="Table6.A" style:family="table-column">
      <style:table-column-properties style:column-width="1.0014in" style:rel-column-width="9805*"/>
    </style:style>
    <style:style style:name="Table6.B" style:family="table-column">
      <style:table-column-properties style:column-width="0.9958in" style:rel-column-width="9750*"/>
    </style:style>
    <style:style style:name="Table6.C" style:family="table-column">
      <style:table-column-properties style:column-width="1.5014in" style:rel-column-width="14700*"/>
    </style:style>
    <style:style style:name="Table6.D" style:family="table-column">
      <style:table-column-properties style:column-width="3.1944in" style:rel-column-width="3128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5" style:family="table-row">
      <style:table-row-properties style:min-row-height="0.6569in"/>
    </style:style>
    <style:style style:name="P1" style:family="paragraph" style:parent-style-name="Standard">
      <style:text-properties officeooo:rsid="0006f9f8" officeooo:paragraph-rsid="0006f9f8"/>
    </style:style>
    <style:style style:name="P2" style:family="paragraph" style:parent-style-name="Standard">
      <style:text-properties fo:font-size="14pt" fo:font-weight="bold" officeooo:rsid="00076fd0" officeooo:paragraph-rsid="00076fd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e16e6" officeooo:paragraph-rsid="000e16e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5c4e7" officeooo:paragraph-rsid="0015c4e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076fd0" officeooo:paragraph-rsid="00076fd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76fd0" officeooo:paragraph-rsid="002cea0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e16e6" officeooo:paragraph-rsid="0015c4e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e16e6" officeooo:paragraph-rsid="001c23f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e16e6" officeooo:paragraph-rsid="0020284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e16e6" officeooo:paragraph-rsid="0025a47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a4691" officeooo:paragraph-rsid="002cea0c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25a476"/>
    </style:style>
    <style:style style:name="P13" style:family="paragraph" style:parent-style-name="Standard">
      <style:text-properties officeooo:rsid="00422dca" officeooo:paragraph-rsid="00422dca"/>
    </style:style>
    <style:style style:name="P14" style:family="paragraph" style:parent-style-name="Table_20_Contents">
      <style:text-properties fo:font-size="12pt" style:font-size-asian="10.5pt" style:font-size-complex="12pt"/>
    </style:style>
    <style:style style:name="P15" style:family="paragraph" style:parent-style-name="Table_20_Contents">
      <style:text-properties fo:font-size="12pt" officeooo:rsid="00093857" officeooo:paragraph-rsid="00093857" style:font-size-asian="10.5pt" style:font-size-complex="12pt"/>
    </style:style>
    <style:style style:name="P16" style:family="paragraph" style:parent-style-name="Table_20_Contents">
      <style:text-properties fo:font-size="12pt" officeooo:rsid="000b2a24" officeooo:paragraph-rsid="000b2a24" style:font-size-asian="10.5pt" style:font-size-complex="12pt"/>
    </style:style>
    <style:style style:name="P17" style:family="paragraph" style:parent-style-name="Table_20_Contents">
      <style:text-properties fo:font-size="12pt" officeooo:rsid="000c70b1" officeooo:paragraph-rsid="000c70b1" style:font-size-asian="10.5pt" style:font-size-complex="12pt"/>
    </style:style>
    <style:style style:name="P18" style:family="paragraph" style:parent-style-name="Table_20_Contents">
      <style:text-properties fo:font-size="12pt" officeooo:rsid="000e16e6" officeooo:paragraph-rsid="000e16e6" style:font-size-asian="10.5pt" style:font-size-complex="12pt"/>
    </style:style>
    <style:style style:name="P19" style:family="paragraph" style:parent-style-name="Table_20_Contents">
      <style:text-properties fo:font-size="12pt" officeooo:rsid="000eccce" officeooo:paragraph-rsid="000eccce" style:font-size-asian="10.5pt" style:font-size-complex="12pt"/>
    </style:style>
    <style:style style:name="P20" style:family="paragraph" style:parent-style-name="Table_20_Contents">
      <style:text-properties fo:font-size="12pt" officeooo:paragraph-rsid="000eccce" style:font-size-asian="10.5pt" style:font-size-complex="12pt"/>
    </style:style>
    <style:style style:name="P21" style:family="paragraph" style:parent-style-name="Table_20_Contents">
      <style:text-properties fo:font-size="12pt" officeooo:rsid="0010520e" officeooo:paragraph-rsid="0010520e" style:font-size-asian="10.5pt" style:font-size-complex="12pt"/>
    </style:style>
    <style:style style:name="P22" style:family="paragraph" style:parent-style-name="Table_20_Contents">
      <style:text-properties fo:font-size="12pt" officeooo:paragraph-rsid="0015c4e7" style:font-size-asian="10.5pt" style:font-size-complex="12pt"/>
    </style:style>
    <style:style style:name="P23" style:family="paragraph" style:parent-style-name="Table_20_Contents">
      <style:text-properties fo:font-size="12pt" officeooo:rsid="0015c4e7" officeooo:paragraph-rsid="0015c4e7" style:font-size-asian="10.5pt" style:font-size-complex="12pt"/>
    </style:style>
    <style:style style:name="P24" style:family="paragraph" style:parent-style-name="Table_20_Contents">
      <style:text-properties fo:font-size="12pt" officeooo:rsid="0017760c" officeooo:paragraph-rsid="0017760c" style:font-size-asian="10.5pt" style:font-size-complex="12pt"/>
    </style:style>
    <style:style style:name="P25" style:family="paragraph" style:parent-style-name="Table_20_Contents">
      <style:text-properties fo:font-size="12pt" officeooo:paragraph-rsid="001c23f3" style:font-size-asian="10.5pt" style:font-size-complex="12pt"/>
    </style:style>
    <style:style style:name="P26" style:family="paragraph" style:parent-style-name="Table_20_Contents">
      <style:text-properties fo:font-size="12pt" officeooo:rsid="001d5bd0" officeooo:paragraph-rsid="001d5bd0" style:font-size-asian="10.5pt" style:font-size-complex="12pt"/>
    </style:style>
    <style:style style:name="P27" style:family="paragraph" style:parent-style-name="Table_20_Contents">
      <style:text-properties fo:font-size="12pt" officeooo:rsid="0020284d" officeooo:paragraph-rsid="0020284d" style:font-size-asian="10.5pt" style:font-size-complex="12pt"/>
    </style:style>
    <style:style style:name="P28" style:family="paragraph" style:parent-style-name="Table_20_Contents">
      <style:text-properties fo:font-size="12pt" officeooo:paragraph-rsid="0020284d" style:font-size-asian="10.5pt" style:font-size-complex="12pt"/>
    </style:style>
    <style:style style:name="P29" style:family="paragraph" style:parent-style-name="Table_20_Contents">
      <style:text-properties fo:font-size="12pt" officeooo:rsid="0021d5e5" officeooo:paragraph-rsid="0021d5e5" style:font-size-asian="10.5pt" style:font-size-complex="12pt"/>
    </style:style>
    <style:style style:name="P30" style:family="paragraph" style:parent-style-name="Table_20_Contents">
      <style:text-properties fo:font-size="12pt" officeooo:rsid="00233367" officeooo:paragraph-rsid="00233367" style:font-size-asian="10.5pt" style:font-size-complex="12pt"/>
    </style:style>
    <style:style style:name="P31" style:family="paragraph" style:parent-style-name="Table_20_Contents">
      <style:text-properties fo:font-size="12pt" officeooo:paragraph-rsid="0025a476" style:font-size-asian="10.5pt" style:font-size-complex="12pt"/>
    </style:style>
    <style:style style:name="P32" style:family="paragraph" style:parent-style-name="Table_20_Contents">
      <style:text-properties fo:font-size="12pt" officeooo:rsid="00289081" officeooo:paragraph-rsid="00289081" style:font-size-asian="10.5pt" style:font-size-complex="12pt"/>
    </style:style>
    <style:style style:name="P33" style:family="paragraph" style:parent-style-name="Table_20_Contents">
      <style:text-properties fo:font-size="12pt" officeooo:rsid="00289081" officeooo:paragraph-rsid="002cea0c" style:font-size-asian="10.5pt" style:font-size-complex="12pt"/>
    </style:style>
    <style:style style:name="P34" style:family="paragraph" style:parent-style-name="Table_20_Contents">
      <style:text-properties fo:font-size="12pt" officeooo:paragraph-rsid="002cea0c" style:font-size-asian="10.5pt" style:font-size-complex="12pt"/>
    </style:style>
    <style:style style:name="P35" style:family="paragraph" style:parent-style-name="Table_20_Contents">
      <style:text-properties fo:font-size="12pt" officeooo:rsid="002d8fda" officeooo:paragraph-rsid="002d8fda" style:font-size-asian="10.5pt" style:font-size-complex="12pt"/>
    </style:style>
    <style:style style:name="P36" style:family="paragraph" style:parent-style-name="Table_20_Contents">
      <style:text-properties fo:font-size="12pt" officeooo:rsid="002eb0dc" officeooo:paragraph-rsid="002eb0dc" style:font-size-asian="10.5pt" style:font-size-complex="12pt"/>
    </style:style>
    <style:style style:name="P37" style:family="paragraph" style:parent-style-name="Table_20_Contents">
      <style:text-properties fo:font-size="12pt" officeooo:rsid="00308c02" officeooo:paragraph-rsid="00308c02" style:font-size-asian="10.5pt" style:font-size-complex="12pt"/>
    </style:style>
    <style:style style:name="P38" style:family="paragraph" style:parent-style-name="Table_20_Contents">
      <style:text-properties fo:font-size="12pt" fo:font-weight="bold" style:font-size-asian="10.5pt" style:font-weight-asian="bold" style:font-size-complex="12pt" style:font-weight-complex="bold"/>
    </style:style>
    <style:style style:name="P39" style:family="paragraph" style:parent-style-name="Table_20_Contents">
      <style:text-properties fo:font-size="12pt" fo:font-weight="bold" officeooo:rsid="00076fd0" officeooo:paragraph-rsid="00076fd0" style:font-size-asian="10.5pt" style:font-weight-asian="bold" style:font-size-complex="12pt" style:font-weight-complex="bold"/>
    </style:style>
    <style:style style:name="P40" style:family="paragraph" style:parent-style-name="Table_20_Contents">
      <style:text-properties fo:font-size="12pt" fo:font-weight="bold" officeooo:rsid="00093857" officeooo:paragraph-rsid="00093857" style:font-size-asian="10.5pt" style:font-weight-asian="bold" style:font-size-complex="12pt" style:font-weight-complex="bold"/>
    </style:style>
    <style:style style:name="P41" style:family="paragraph" style:parent-style-name="Table_20_Contents">
      <style:text-properties fo:font-size="12pt" fo:font-weight="bold" officeooo:rsid="000e16e6" officeooo:paragraph-rsid="000e16e6" style:font-size-asian="10.5pt" style:font-weight-asian="bold" style:font-size-complex="12pt" style:font-weight-complex="bold"/>
    </style:style>
    <style:style style:name="P42" style:family="paragraph" style:parent-style-name="Table_20_Contents">
      <style:text-properties fo:font-size="12pt" fo:font-weight="bold" officeooo:rsid="000e16e6" officeooo:paragraph-rsid="000eccce" style:font-size-asian="10.5pt" style:font-weight-asian="bold" style:font-size-complex="12pt" style:font-weight-complex="bold"/>
    </style:style>
    <style:style style:name="P43" style:family="paragraph" style:parent-style-name="Table_20_Contents">
      <style:text-properties fo:font-size="12pt" fo:font-weight="bold" officeooo:rsid="000e16e6" officeooo:paragraph-rsid="0015c4e7" style:font-size-asian="10.5pt" style:font-weight-asian="bold" style:font-size-complex="12pt" style:font-weight-complex="bold"/>
    </style:style>
    <style:style style:name="P44" style:family="paragraph" style:parent-style-name="Table_20_Contents">
      <style:text-properties fo:font-size="12pt" fo:font-weight="bold" officeooo:rsid="000e16e6" officeooo:paragraph-rsid="001c23f3" style:font-size-asian="10.5pt" style:font-weight-asian="bold" style:font-size-complex="12pt" style:font-weight-complex="bold"/>
    </style:style>
    <style:style style:name="P45" style:family="paragraph" style:parent-style-name="Table_20_Contents">
      <style:text-properties fo:font-size="12pt" fo:font-weight="bold" officeooo:rsid="000e16e6" officeooo:paragraph-rsid="0020284d" style:font-size-asian="10.5pt" style:font-weight-asian="bold" style:font-size-complex="12pt" style:font-weight-complex="bold"/>
    </style:style>
    <style:style style:name="P46" style:family="paragraph" style:parent-style-name="Table_20_Contents">
      <style:text-properties fo:font-size="12pt" fo:font-weight="bold" officeooo:rsid="000e16e6" officeooo:paragraph-rsid="0025a476" style:font-size-asian="10.5pt" style:font-weight-asian="bold" style:font-size-complex="12pt" style:font-weight-complex="bold"/>
    </style:style>
    <style:style style:name="P47" style:family="paragraph" style:parent-style-name="Table_20_Contents">
      <style:text-properties fo:font-size="12pt" fo:font-weight="bold" officeooo:rsid="000e16e6" officeooo:paragraph-rsid="002cea0c" style:font-size-asian="10.5pt" style:font-weight-asian="bold" style:font-size-complex="12pt" style:font-weight-complex="bold"/>
    </style:style>
    <style:style style:name="P48" style:family="paragraph" style:parent-style-name="Table_20_Contents">
      <style:text-properties fo:font-size="12pt" fo:font-weight="normal" officeooo:rsid="000e16e6" officeooo:paragraph-rsid="000eccce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2pt" fo:font-weight="normal" officeooo:rsid="000e16e6" officeooo:paragraph-rsid="000eccce" style:font-size-asian="10.5pt" style:font-weight-asian="normal" style:font-size-complex="12pt" style:font-weight-complex="normal"/>
    </style:style>
    <style:style style:name="P50" style:family="paragraph" style:parent-style-name="Table_20_Contents">
      <style:text-properties fo:font-size="12pt" fo:font-weight="normal" officeooo:rsid="0010520e" officeooo:paragraph-rsid="0010520e" style:font-size-asian="10.5pt" style:font-weight-asian="normal" style:font-size-complex="12pt" style:font-weight-complex="normal"/>
    </style:style>
    <style:style style:name="P51" style:family="paragraph" style:parent-style-name="Table_20_Contents">
      <style:text-properties fo:font-size="12pt" fo:font-weight="normal" officeooo:rsid="0012b6a8" officeooo:paragraph-rsid="0012b6a8" style:font-size-asian="10.5pt" style:font-weight-asian="normal" style:font-size-complex="12pt" style:font-weight-complex="normal"/>
    </style:style>
    <style:style style:name="P52" style:family="paragraph" style:parent-style-name="Table_20_Contents">
      <style:text-properties fo:font-size="12pt" fo:font-weight="normal" officeooo:rsid="00146974" officeooo:paragraph-rsid="00146974" style:font-size-asian="10.5pt" style:font-weight-asian="normal" style:font-size-complex="12pt" style:font-weight-complex="normal"/>
    </style:style>
    <style:style style:name="P53" style:family="paragraph" style:parent-style-name="Table_20_Contents">
      <style:text-properties fo:font-size="12pt" fo:font-weight="normal" officeooo:rsid="0015c4e7" officeooo:paragraph-rsid="0015c4e7" style:font-size-asian="10.5pt" style:font-weight-asian="normal" style:font-size-complex="12pt" style:font-weight-complex="normal"/>
    </style:style>
    <style:style style:name="P54" style:family="paragraph" style:parent-style-name="Table_20_Contents">
      <style:text-properties fo:font-size="12pt" fo:font-weight="normal" officeooo:rsid="0015c4e7" officeooo:paragraph-rsid="001c23f3" style:font-size-asian="10.5pt" style:font-weight-asian="normal" style:font-size-complex="12pt" style:font-weight-complex="normal"/>
    </style:style>
    <style:style style:name="P55" style:family="paragraph" style:parent-style-name="Table_20_Contents">
      <style:text-properties fo:font-size="12pt" fo:font-weight="normal" officeooo:rsid="0015c4e7" officeooo:paragraph-rsid="0020284d" style:font-size-asian="10.5pt" style:font-weight-asian="normal" style:font-size-complex="12pt" style:font-weight-complex="normal"/>
    </style:style>
    <style:style style:name="P56" style:family="paragraph" style:parent-style-name="Table_20_Contents">
      <style:text-properties fo:font-size="12pt" fo:font-weight="normal" officeooo:rsid="0017760c" officeooo:paragraph-rsid="0017760c" style:font-size-asian="10.5pt" style:font-weight-asian="normal" style:font-size-complex="12pt" style:font-weight-complex="normal"/>
    </style:style>
    <style:style style:name="P57" style:family="paragraph" style:parent-style-name="Table_20_Contents">
      <style:text-properties fo:font-size="12pt" fo:font-weight="normal" officeooo:rsid="001a1352" officeooo:paragraph-rsid="001a1352" style:font-size-asian="10.5pt" style:font-weight-asian="normal" style:font-size-complex="12pt" style:font-weight-complex="normal"/>
    </style:style>
    <style:style style:name="P58" style:family="paragraph" style:parent-style-name="Table_20_Contents">
      <style:text-properties fo:font-size="12pt" fo:font-weight="normal" officeooo:rsid="001a4691" officeooo:paragraph-rsid="001a4691" style:font-size-asian="10.5pt" style:font-weight-asian="normal" style:font-size-complex="12pt" style:font-weight-complex="normal"/>
    </style:style>
    <style:style style:name="P59" style:family="paragraph" style:parent-style-name="Table_20_Contents">
      <style:text-properties fo:font-size="12pt" fo:font-weight="normal" officeooo:rsid="001d5bd0" officeooo:paragraph-rsid="001d5bd0" style:font-size-asian="10.5pt" style:font-weight-asian="normal" style:font-size-complex="12pt" style:font-weight-complex="normal"/>
    </style:style>
    <style:style style:name="P60" style:family="paragraph" style:parent-style-name="Table_20_Contents">
      <style:text-properties fo:font-size="12pt" fo:font-weight="normal" officeooo:rsid="001e43f3" officeooo:paragraph-rsid="001e43f3" style:font-size-asian="10.5pt" style:font-weight-asian="normal" style:font-size-complex="12pt" style:font-weight-complex="normal"/>
    </style:style>
    <style:style style:name="P61" style:family="paragraph" style:parent-style-name="Table_20_Contents">
      <style:text-properties fo:font-size="12pt" fo:font-weight="normal" officeooo:rsid="0020284d" officeooo:paragraph-rsid="0020284d" style:font-size-asian="10.5pt" style:font-weight-asian="normal" style:font-size-complex="12pt" style:font-weight-complex="normal"/>
    </style:style>
    <style:style style:name="P62" style:family="paragraph" style:parent-style-name="Table_20_Contents">
      <style:text-properties fo:font-size="12pt" fo:font-weight="normal" officeooo:rsid="0020284d" officeooo:paragraph-rsid="0025a476" style:font-size-asian="10.5pt" style:font-weight-asian="normal" style:font-size-complex="12pt" style:font-weight-complex="normal"/>
    </style:style>
    <style:style style:name="P63" style:family="paragraph" style:parent-style-name="Table_20_Contents">
      <style:text-properties fo:font-size="12pt" fo:font-weight="normal" officeooo:rsid="0020284d" officeooo:paragraph-rsid="002cea0c" style:font-size-asian="10.5pt" style:font-weight-asian="normal" style:font-size-complex="12pt" style:font-weight-complex="normal"/>
    </style:style>
    <style:style style:name="P64" style:family="paragraph" style:parent-style-name="Table_20_Contents">
      <style:text-properties fo:font-size="12pt" fo:font-weight="normal" officeooo:rsid="0021d5e5" officeooo:paragraph-rsid="0021d5e5" style:font-size-asian="10.5pt" style:font-weight-asian="normal" style:font-size-complex="12pt" style:font-weight-complex="normal"/>
    </style:style>
    <style:style style:name="P65" style:family="paragraph" style:parent-style-name="Table_20_Contents">
      <style:text-properties fo:font-size="12pt" fo:font-weight="normal" officeooo:rsid="00233367" officeooo:paragraph-rsid="00233367" style:font-size-asian="10.5pt" style:font-weight-asian="normal" style:font-size-complex="12pt" style:font-weight-complex="normal"/>
    </style:style>
    <style:style style:name="P66" style:family="paragraph" style:parent-style-name="Table_20_Contents">
      <style:text-properties fo:font-size="12pt" fo:font-weight="normal" officeooo:rsid="00289081" officeooo:paragraph-rsid="00289081" style:font-size-asian="10.5pt" style:font-weight-asian="normal" style:font-size-complex="12pt" style:font-weight-complex="normal"/>
    </style:style>
    <style:style style:name="P67" style:family="paragraph" style:parent-style-name="Table_20_Contents">
      <style:text-properties fo:font-size="12pt" fo:font-weight="normal" officeooo:rsid="00289081" officeooo:paragraph-rsid="002cea0c" style:font-size-asian="10.5pt" style:font-weight-asian="normal" style:font-size-complex="12pt" style:font-weight-complex="normal"/>
    </style:style>
    <style:style style:name="P68" style:family="paragraph" style:parent-style-name="Table_20_Contents">
      <style:text-properties fo:font-size="12pt" fo:font-weight="normal" officeooo:rsid="0028d9db" officeooo:paragraph-rsid="0028d9db" style:font-size-asian="10.5pt" style:font-weight-asian="normal" style:font-size-complex="12pt" style:font-weight-complex="normal"/>
    </style:style>
    <style:style style:name="P69" style:family="paragraph" style:parent-style-name="Table_20_Contents">
      <style:text-properties fo:font-size="12pt" fo:font-weight="normal" officeooo:rsid="0028d9db" officeooo:paragraph-rsid="002cea0c" style:font-size-asian="10.5pt" style:font-weight-asian="normal" style:font-size-complex="12pt" style:font-weight-complex="normal"/>
    </style:style>
    <style:style style:name="P70" style:family="paragraph" style:parent-style-name="Table_20_Contents">
      <style:text-properties fo:font-size="12pt" fo:font-weight="normal" officeooo:rsid="002a42e5" officeooo:paragraph-rsid="002a42e5" style:font-size-asian="10.5pt" style:font-weight-asian="normal" style:font-size-complex="12pt" style:font-weight-complex="normal"/>
    </style:style>
    <style:style style:name="P71" style:family="paragraph" style:parent-style-name="Table_20_Contents">
      <style:text-properties fo:font-size="12pt" fo:font-weight="normal" officeooo:rsid="002a42e5" officeooo:paragraph-rsid="002cea0c" style:font-size-asian="10.5pt" style:font-weight-asian="normal" style:font-size-complex="12pt" style:font-weight-complex="normal"/>
    </style:style>
    <style:style style:name="P72" style:family="paragraph" style:parent-style-name="Table_20_Contents">
      <style:text-properties fo:font-size="12pt" fo:font-weight="normal" officeooo:rsid="002b4690" officeooo:paragraph-rsid="002b4690" style:font-size-asian="10.5pt" style:font-weight-asian="normal" style:font-size-complex="12pt" style:font-weight-complex="normal"/>
    </style:style>
    <style:style style:name="P73" style:family="paragraph" style:parent-style-name="Table_20_Contents">
      <style:text-properties fo:font-size="12pt" fo:font-weight="normal" officeooo:rsid="002b4690" officeooo:paragraph-rsid="002cea0c" style:font-size-asian="10.5pt" style:font-weight-asian="normal" style:font-size-complex="12pt" style:font-weight-complex="normal"/>
    </style:style>
    <style:style style:name="P74" style:family="paragraph" style:parent-style-name="Table_20_Contents">
      <style:text-properties fo:font-size="12pt" fo:font-weight="normal" officeooo:rsid="002cea0c" officeooo:paragraph-rsid="002cea0c" style:font-size-asian="10.5pt" style:font-weight-asian="normal" style:font-size-complex="12pt" style:font-weight-complex="normal"/>
    </style:style>
    <style:style style:name="P75" style:family="paragraph" style:parent-style-name="Table_20_Contents">
      <style:text-properties fo:font-size="12pt" fo:font-weight="normal" officeooo:rsid="002eb0dc" officeooo:paragraph-rsid="002eb0dc" style:font-size-asian="10.5pt" style:font-weight-asian="normal" style:font-size-complex="12pt" style:font-weight-complex="normal"/>
    </style:style>
    <style:style style:name="P76" style:family="paragraph" style:parent-style-name="Table_20_Contents">
      <style:text-properties fo:font-size="12pt" fo:font-weight="normal" officeooo:rsid="00308c02" officeooo:paragraph-rsid="00308c02" style:font-size-asian="10.5pt" style:font-weight-asian="normal" style:font-size-complex="12pt" style:font-weight-complex="normal"/>
    </style:style>
    <style:style style:name="P77" style:family="paragraph" style:parent-style-name="Table_20_Contents">
      <style:text-properties fo:font-size="12pt" fo:font-weight="normal" officeooo:rsid="00308c02" officeooo:paragraph-rsid="004db72a" style:font-size-asian="10.5pt" style:font-weight-asian="normal" style:font-size-complex="12pt" style:font-weight-complex="normal"/>
    </style:style>
    <style:style style:name="P78" style:family="paragraph" style:parent-style-name="Table_20_Contents">
      <style:text-properties fo:font-size="12pt" fo:font-weight="normal" officeooo:rsid="0032119f" officeooo:paragraph-rsid="0032119f" style:font-size-asian="10.5pt" style:font-weight-asian="normal" style:font-size-complex="12pt" style:font-weight-complex="normal"/>
    </style:style>
    <style:style style:name="P79" style:family="paragraph" style:parent-style-name="Table_20_Contents">
      <style:text-properties fo:font-size="12pt" fo:font-weight="normal" officeooo:rsid="00331259" officeooo:paragraph-rsid="00331259" style:font-size-asian="10.5pt" style:font-weight-asian="normal" style:font-size-complex="12pt" style:font-weight-complex="normal"/>
    </style:style>
    <style:style style:name="P80" style:family="paragraph" style:parent-style-name="Table_20_Contents">
      <style:text-properties fo:font-size="12pt" fo:font-weight="normal" officeooo:rsid="0033e759" officeooo:paragraph-rsid="0033e759" style:font-size-asian="10.5pt" style:font-weight-asian="normal" style:font-size-complex="12pt" style:font-weight-complex="normal"/>
    </style:style>
    <style:style style:name="P81" style:family="paragraph" style:parent-style-name="Table_20_Contents">
      <style:text-properties fo:font-size="12pt" fo:font-weight="normal" officeooo:rsid="003568aa" officeooo:paragraph-rsid="003568aa" style:font-size-asian="10.5pt" style:font-weight-asian="normal" style:font-size-complex="12pt" style:font-weight-complex="normal"/>
    </style:style>
    <style:style style:name="P82" style:family="paragraph" style:parent-style-name="Table_20_Contents">
      <style:text-properties fo:font-size="12pt" fo:font-weight="normal" officeooo:rsid="0035e458" officeooo:paragraph-rsid="0035e458" style:font-size-asian="10.5pt" style:font-weight-asian="normal" style:font-size-complex="12pt" style:font-weight-complex="normal"/>
    </style:style>
    <style:style style:name="P83" style:family="paragraph" style:parent-style-name="Table_20_Contents">
      <style:text-properties fo:font-size="12pt" fo:font-weight="normal" officeooo:rsid="0035e458" officeooo:paragraph-rsid="004db72a" style:font-size-asian="10.5pt" style:font-weight-asian="normal" style:font-size-complex="12pt" style:font-weight-complex="normal"/>
    </style:style>
    <style:style style:name="P84" style:family="paragraph" style:parent-style-name="Table_20_Contents">
      <style:text-properties fo:font-size="12pt" fo:font-weight="normal" officeooo:rsid="00373485" officeooo:paragraph-rsid="002cea0c" style:font-size-asian="10.5pt" style:font-weight-asian="normal" style:font-size-complex="12pt" style:font-weight-complex="normal"/>
    </style:style>
    <style:style style:name="P85" style:family="paragraph" style:parent-style-name="Table_20_Contents">
      <style:text-properties fo:font-size="12pt" fo:font-weight="normal" officeooo:rsid="0038a4e6" officeooo:paragraph-rsid="0038a4e6" style:font-size-asian="10.5pt" style:font-weight-asian="normal" style:font-size-complex="12pt" style:font-weight-complex="normal"/>
    </style:style>
    <style:style style:name="P86" style:family="paragraph" style:parent-style-name="Table_20_Contents">
      <style:text-properties fo:font-size="12pt" fo:font-weight="normal" officeooo:rsid="003956c4" officeooo:paragraph-rsid="003956c4" style:font-size-asian="10.5pt" style:font-weight-asian="normal" style:font-size-complex="12pt" style:font-weight-complex="normal"/>
    </style:style>
    <style:style style:name="P87" style:family="paragraph" style:parent-style-name="Table_20_Contents">
      <style:text-properties fo:font-size="12pt" fo:font-weight="normal" officeooo:rsid="003b4833" officeooo:paragraph-rsid="003b4833" style:font-size-asian="10.5pt" style:font-weight-asian="normal" style:font-size-complex="12pt" style:font-weight-complex="normal"/>
    </style:style>
    <style:style style:name="P88" style:family="paragraph" style:parent-style-name="Table_20_Contents">
      <style:text-properties fo:font-size="12pt" fo:font-weight="normal" officeooo:rsid="003b737c" officeooo:paragraph-rsid="003b737c" style:font-size-asian="10.5pt" style:font-weight-asian="normal" style:font-size-complex="12pt" style:font-weight-complex="normal"/>
    </style:style>
    <style:style style:name="P89" style:family="paragraph" style:parent-style-name="Table_20_Contents">
      <style:text-properties fo:font-size="12pt" fo:font-weight="normal" officeooo:rsid="003d6f22" officeooo:paragraph-rsid="003b4833" style:font-size-asian="10.5pt" style:font-weight-asian="normal" style:font-size-complex="12pt" style:font-weight-complex="normal"/>
    </style:style>
    <style:style style:name="P90" style:family="paragraph" style:parent-style-name="Table_20_Contents">
      <style:text-properties fo:font-size="12pt" fo:font-weight="normal" officeooo:rsid="003d6f22" officeooo:paragraph-rsid="003d6f22" style:font-size-asian="10.5pt" style:font-weight-asian="normal" style:font-size-complex="12pt" style:font-weight-complex="normal"/>
    </style:style>
    <style:style style:name="P91" style:family="paragraph" style:parent-style-name="Table_20_Contents">
      <style:text-properties fo:font-size="12pt" fo:font-weight="normal" officeooo:rsid="003e1e11" officeooo:paragraph-rsid="003e1e11" style:font-size-asian="10.5pt" style:font-weight-asian="normal" style:font-size-complex="12pt" style:font-weight-complex="normal"/>
    </style:style>
    <style:style style:name="P92" style:family="paragraph" style:parent-style-name="Table_20_Contents">
      <style:text-properties fo:font-weight="normal" officeooo:rsid="001d5bd0" officeooo:paragraph-rsid="001d5bd0" style:font-weight-asian="normal" style:font-weight-complex="normal"/>
    </style:style>
    <style:style style:name="P93" style:family="paragraph" style:parent-style-name="Table_20_Contents">
      <style:text-properties fo:font-weight="normal" officeooo:rsid="001e43f3" officeooo:paragraph-rsid="001e43f3" style:font-weight-asian="normal" style:font-weight-complex="normal"/>
    </style:style>
    <style:style style:name="P94" style:family="paragraph" style:parent-style-name="Table_20_Contents">
      <style:text-properties fo:font-weight="normal" officeooo:rsid="0020284d" officeooo:paragraph-rsid="0020284d" style:font-weight-asian="normal" style:font-weight-complex="normal"/>
    </style:style>
    <style:style style:name="P95" style:family="paragraph" style:parent-style-name="Table_20_Contents">
      <style:text-properties fo:font-weight="normal" officeooo:rsid="0021d5e5" officeooo:paragraph-rsid="0021d5e5" style:font-weight-asian="normal" style:font-weight-complex="normal"/>
    </style:style>
    <style:style style:name="P96" style:family="paragraph" style:parent-style-name="Table_20_Contents">
      <style:text-properties fo:font-weight="normal" officeooo:rsid="00233367" officeooo:paragraph-rsid="00233367" style:font-weight-asian="normal" style:font-weight-complex="normal"/>
    </style:style>
    <style:style style:name="P97" style:family="paragraph" style:parent-style-name="Table_20_Contents">
      <style:text-properties fo:color="#d4d4d4" style:font-name="Droid Sans Mono" fo:font-size="10.5pt" fo:font-weight="normal" officeooo:rsid="001a1352" officeooo:paragraph-rsid="001a1352" fo:background-color="#1e1e1e" style:font-size-asian="10.5pt" style:font-weight-asian="normal" style:font-size-complex="12pt" style:font-weight-complex="normal"/>
    </style:style>
    <style:style style:name="P98" style:family="paragraph" style:parent-style-name="Normal">
      <style:paragraph-properties fo:margin-top="0in" fo:margin-bottom="0in" loext:contextual-spacing="false" fo:line-height="100%"/>
    </style:style>
    <style:style style:name="P99" style:family="paragraph" style:parent-style-name="Normal">
      <style:paragraph-properties fo:margin-top="0in" fo:margin-bottom="0in" loext:contextual-spacing="false" fo:line-height="100%"/>
      <style:text-properties officeooo:paragraph-rsid="004df89b"/>
    </style:style>
    <style:style style:name="P100" style:family="paragraph" style:parent-style-name="Normal">
      <style:paragraph-properties fo:margin-top="0in" fo:margin-bottom="0in" loext:contextual-spacing="false" fo:line-height="100%"/>
      <style:text-properties officeooo:paragraph-rsid="004e341d"/>
    </style:style>
    <style:style style:name="P101" style:family="paragraph" style:parent-style-name="Normal">
      <style:paragraph-properties fo:margin-top="0in" fo:margin-bottom="0in" loext:contextual-spacing="false" fo:line-height="100%"/>
      <style:text-properties officeooo:rsid="00422dca" officeooo:paragraph-rsid="00422dca"/>
    </style:style>
    <style:style style:name="P102" style:family="paragraph" style:parent-style-name="Normal">
      <style:paragraph-properties fo:margin-top="0in" fo:margin-bottom="0in" loext:contextual-spacing="false" fo:line-height="100%"/>
      <style:text-properties officeooo:rsid="00438ea4" officeooo:paragraph-rsid="00438ea4"/>
    </style:style>
    <style:style style:name="P103" style:family="paragraph" style:parent-style-name="Normal">
      <style:paragraph-properties fo:margin-top="0in" fo:margin-bottom="0in" loext:contextual-spacing="false" fo:line-height="100%"/>
      <style:text-properties officeooo:rsid="0044acd9" officeooo:paragraph-rsid="0044acd9"/>
    </style:style>
    <style:style style:name="P104" style:family="paragraph" style:parent-style-name="Normal">
      <style:paragraph-properties fo:margin-top="0in" fo:margin-bottom="0in" loext:contextual-spacing="false" fo:line-height="100%"/>
      <style:text-properties officeooo:rsid="00466ca8" officeooo:paragraph-rsid="00466ca8"/>
    </style:style>
    <style:style style:name="P105" style:family="paragraph" style:parent-style-name="Normal">
      <style:paragraph-properties fo:margin-top="0in" fo:margin-bottom="0in" loext:contextual-spacing="false" fo:line-height="100%"/>
      <style:text-properties officeooo:rsid="0047031c" officeooo:paragraph-rsid="0047031c"/>
    </style:style>
    <style:style style:name="P106" style:family="paragraph" style:parent-style-name="Normal">
      <style:paragraph-properties fo:margin-top="0in" fo:margin-bottom="0in" loext:contextual-spacing="false" fo:line-height="100%"/>
      <style:text-properties officeooo:rsid="00489f19" officeooo:paragraph-rsid="00489f19"/>
    </style:style>
    <style:style style:name="P107" style:family="paragraph" style:parent-style-name="Normal">
      <style:paragraph-properties fo:margin-top="0in" fo:margin-bottom="0in" loext:contextual-spacing="false" fo:line-height="100%"/>
      <style:text-properties officeooo:rsid="004a086f" officeooo:paragraph-rsid="004a086f"/>
    </style:style>
    <style:style style:name="P108" style:family="paragraph" style:parent-style-name="Normal">
      <style:paragraph-properties fo:margin-top="0in" fo:margin-bottom="0in" loext:contextual-spacing="false" fo:line-height="100%"/>
      <style:text-properties officeooo:rsid="004b63f5" officeooo:paragraph-rsid="004b63f5"/>
    </style:style>
    <style:style style:name="P109" style:family="paragraph" style:parent-style-name="Normal">
      <style:paragraph-properties fo:margin-top="0in" fo:margin-bottom="0in" loext:contextual-spacing="false" fo:line-height="100%"/>
      <style:text-properties officeooo:rsid="004b9c88" officeooo:paragraph-rsid="004b9c88"/>
    </style:style>
    <style:style style:name="P110" style:family="paragraph" style:parent-style-name="Normal">
      <style:paragraph-properties fo:margin-top="0in" fo:margin-bottom="0in" loext:contextual-spacing="false" fo:line-height="100%"/>
      <style:text-properties officeooo:rsid="004df89b" officeooo:paragraph-rsid="004df89b"/>
    </style:style>
    <style:style style:name="P111" style:family="paragraph" style:parent-style-name="Normal">
      <style:paragraph-properties fo:margin-top="0in" fo:margin-bottom="0in" loext:contextual-spacing="false" fo:line-height="100%"/>
      <style:text-properties officeooo:rsid="004e341d" officeooo:paragraph-rsid="004e341d"/>
    </style:style>
    <style:style style:name="P112" style:family="paragraph" style:parent-style-name="Normal">
      <style:paragraph-properties fo:margin-top="0in" fo:margin-bottom="0in" loext:contextual-spacing="false" fo:line-height="100%"/>
      <style:text-properties officeooo:rsid="004f4370" officeooo:paragraph-rsid="004f4370"/>
    </style:style>
    <style:style style:name="P113" style:family="paragraph" style:parent-style-name="Normal">
      <style:paragraph-properties fo:margin-top="0in" fo:margin-bottom="0in" loext:contextual-spacing="false" fo:line-height="100%"/>
      <style:text-properties officeooo:rsid="0050c937" officeooo:paragraph-rsid="0050c937"/>
    </style:style>
    <style:style style:name="P114" style:family="paragraph" style:parent-style-name="Normal">
      <style:paragraph-properties fo:margin-top="0in" fo:margin-bottom="0in" loext:contextual-spacing="false" fo:line-height="100%"/>
      <style:text-properties officeooo:rsid="00511f15" officeooo:paragraph-rsid="00511f15"/>
    </style:style>
    <style:style style:name="P115" style:family="paragraph" style:parent-style-name="Normal">
      <style:paragraph-properties fo:margin-top="0in" fo:margin-bottom="0in" loext:contextual-spacing="false" fo:line-height="100%"/>
      <style:text-properties officeooo:rsid="0052670b" officeooo:paragraph-rsid="0052670b"/>
    </style:style>
    <style:style style:name="P116" style:family="paragraph" style:parent-style-name="Normal">
      <style:paragraph-properties fo:margin-top="0in" fo:margin-bottom="0in" loext:contextual-spacing="false" fo:line-height="100%"/>
      <style:text-properties officeooo:rsid="0054291a" officeooo:paragraph-rsid="0054291a"/>
    </style:style>
    <style:style style:name="P117" style:family="paragraph" style:parent-style-name="Normal">
      <style:paragraph-properties fo:margin-top="0in" fo:margin-bottom="0in" loext:contextual-spacing="false" fo:line-height="100%"/>
      <style:text-properties officeooo:rsid="0054a8df" officeooo:paragraph-rsid="0054a8df"/>
    </style:style>
    <style:style style:name="P118" style:family="paragraph" style:parent-style-name="Normal">
      <style:paragraph-properties fo:margin-top="0in" fo:margin-bottom="0in" loext:contextual-spacing="false" fo:line-height="100%"/>
      <style:text-properties officeooo:rsid="0055be82" officeooo:paragraph-rsid="0055be82"/>
    </style:style>
    <style:style style:name="P119" style:family="paragraph" style:parent-style-name="Standard" style:list-style-name="L1">
      <style:text-properties fo:font-size="12pt" fo:font-weight="normal" officeooo:rsid="00076fd0" officeooo:paragraph-rsid="000e16e6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text-properties fo:font-size="12pt" fo:font-weight="normal" officeooo:rsid="00076fd0" officeooo:paragraph-rsid="00076fd0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text-properties fo:font-size="12pt" fo:font-weight="normal" officeooo:rsid="000e16e6" officeooo:paragraph-rsid="000e16e6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text-properties fo:font-size="12pt" fo:font-weight="normal" officeooo:rsid="000e16e6" officeooo:paragraph-rsid="000eccce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text-properties fo:font-size="12pt" fo:font-weight="normal" officeooo:rsid="000e16e6" officeooo:paragraph-rsid="0015c4e7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text-properties fo:font-size="12pt" fo:font-weight="normal" officeooo:rsid="000e16e6" officeooo:paragraph-rsid="001c23f3" style:font-size-asian="10.5pt" style:font-weight-asian="normal" style:font-size-complex="12pt" style:font-weight-complex="normal"/>
    </style:style>
    <style:style style:name="P125" style:family="paragraph" style:parent-style-name="Standard" style:list-style-name="L1">
      <style:text-properties fo:font-size="12pt" fo:font-weight="normal" officeooo:rsid="000e16e6" officeooo:paragraph-rsid="0020284d" style:font-size-asian="10.5pt" style:font-weight-asian="normal" style:font-size-complex="12pt" style:font-weight-complex="normal"/>
    </style:style>
    <style:style style:name="P126" style:family="paragraph" style:parent-style-name="Standard" style:list-style-name="L1">
      <style:text-properties fo:font-size="12pt" fo:font-weight="normal" officeooo:rsid="001a4691" officeooo:paragraph-rsid="001a4691" style:font-size-asian="10.5pt" style:font-weight-asian="normal" style:font-size-complex="12pt" style:font-weight-complex="normal"/>
    </style:style>
    <style:style style:name="P127" style:family="paragraph" style:parent-style-name="Standard">
      <style:text-properties fo:font-size="12pt" fo:font-weight="normal" officeooo:rsid="001a4691" officeooo:paragraph-rsid="0028d9db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style:text-properties fo:font-size="12pt" fo:font-weight="normal" officeooo:rsid="001ab74d" officeooo:paragraph-rsid="001ab74d" style:font-size-asian="10.5pt" style:font-weight-asian="normal" style:font-size-complex="12pt" style:font-weight-complex="normal"/>
    </style:style>
    <style:style style:name="P129" style:family="paragraph" style:parent-style-name="Standard" style:list-style-name="L1">
      <style:text-properties fo:font-size="12pt" fo:font-weight="normal" officeooo:rsid="0024ed8a" officeooo:paragraph-rsid="0024ed8a" style:font-size-asian="10.5pt" style:font-weight-asian="normal" style:font-size-complex="12pt" style:font-weight-complex="normal"/>
    </style:style>
    <style:style style:name="P130" style:family="paragraph" style:parent-style-name="Table_20_Contents">
      <style:text-properties fo:font-size="12pt" fo:font-weight="normal" officeooo:rsid="002cea0c" officeooo:paragraph-rsid="002cea0c" style:font-size-asian="10.5pt" style:font-weight-asian="normal" style:font-size-complex="12pt" style:font-weight-complex="normal"/>
    </style:style>
    <style:style style:name="P131" style:family="paragraph" style:parent-style-name="Table_20_Contents">
      <style:text-properties fo:font-size="12pt" fo:font-weight="normal" officeooo:rsid="002a42e5" officeooo:paragraph-rsid="002cea0c" style:font-size-asian="10.5pt" style:font-weight-asian="normal" style:font-size-complex="12pt" style:font-weight-complex="normal"/>
    </style:style>
    <style:style style:name="P132" style:family="paragraph" style:parent-style-name="Normal">
      <style:paragraph-properties fo:margin-top="0in" fo:margin-bottom="0in" loext:contextual-spacing="false" fo:line-height="100%"/>
      <style:text-properties officeooo:rsid="005763a3" officeooo:paragraph-rsid="005763a3"/>
    </style:style>
    <style:style style:name="P133" style:family="paragraph" style:parent-style-name="Normal">
      <style:paragraph-properties fo:margin-top="0in" fo:margin-bottom="0in" loext:contextual-spacing="false" fo:line-height="100%"/>
    </style:style>
    <style:style style:name="P134" style:family="paragraph" style:parent-style-name="Normal">
      <style:paragraph-properties fo:margin-top="0in" fo:margin-bottom="0in" loext:contextual-spacing="false" fo:line-height="100%"/>
      <style:text-properties officeooo:rsid="004b9c88" officeooo:paragraph-rsid="004b9c88"/>
    </style:style>
    <style:style style:name="P135" style:family="paragraph" style:parent-style-name="Normal">
      <style:paragraph-properties fo:margin-top="0in" fo:margin-bottom="0in" loext:contextual-spacing="false" fo:line-height="100%"/>
      <style:text-properties officeooo:rsid="00511f15" officeooo:paragraph-rsid="00511f15"/>
    </style:style>
    <style:style style:name="P136" style:family="paragraph" style:parent-style-name="Normal">
      <style:paragraph-properties fo:margin-top="0in" fo:margin-bottom="0in" loext:contextual-spacing="false" fo:line-height="100%"/>
      <style:text-properties officeooo:rsid="0054a8df" officeooo:paragraph-rsid="0054a8df"/>
    </style:style>
    <style:style style:name="T1" style:family="text">
      <style:text-properties officeooo:rsid="000c70b1"/>
    </style:style>
    <style:style style:name="T2" style:family="text">
      <style:text-properties officeooo:rsid="000e16e6"/>
    </style:style>
    <style:style style:name="T3" style:family="text">
      <style:text-properties officeooo:rsid="000eccce"/>
    </style:style>
    <style:style style:name="T4" style:family="text">
      <style:text-properties officeooo:rsid="0010520e"/>
    </style:style>
    <style:style style:name="T5" style:family="text">
      <style:text-properties officeooo:rsid="0015c4e7"/>
    </style:style>
    <style:style style:name="T6" style:family="text">
      <style:text-properties officeooo:rsid="0017760c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e43f3" style:font-size-asian="10.5pt" style:font-size-complex="12pt"/>
    </style:style>
    <style:style style:name="T9" style:family="text">
      <style:text-properties officeooo:rsid="001a1352"/>
    </style:style>
    <style:style style:name="T10" style:family="text">
      <style:text-properties officeooo:rsid="001c23f3"/>
    </style:style>
    <style:style style:name="T11" style:family="text">
      <style:text-properties officeooo:rsid="001e43f3"/>
    </style:style>
    <style:style style:name="T12" style:family="text">
      <style:text-properties officeooo:rsid="0020284d"/>
    </style:style>
    <style:style style:name="T13" style:family="text">
      <style:text-properties officeooo:rsid="002b4690"/>
    </style:style>
    <style:style style:name="T14" style:family="text">
      <style:text-properties officeooo:rsid="002cea0c"/>
    </style:style>
    <style:style style:name="T15" style:family="text">
      <style:text-properties officeooo:rsid="00308c02"/>
    </style:style>
    <style:style style:name="T16" style:family="text">
      <style:text-properties officeooo:rsid="0033e759"/>
    </style:style>
    <style:style style:name="T17" style:family="text">
      <style:text-properties officeooo:rsid="003568aa"/>
    </style:style>
    <style:style style:name="T18" style:family="text">
      <style:text-properties officeooo:rsid="00373485"/>
    </style:style>
    <style:style style:name="T19" style:family="text">
      <style:text-properties officeooo:rsid="003b737c"/>
    </style:style>
    <style:style style:name="T20" style:family="text">
      <style:text-properties officeooo:rsid="003f48e6"/>
    </style:style>
    <style:style style:name="T21" style:family="text">
      <style:text-properties officeooo:rsid="001b3988"/>
    </style:style>
    <style:style style:name="T22" style:family="text">
      <style:text-properties officeooo:rsid="0044acd9"/>
    </style:style>
    <style:style style:name="T23" style:family="text">
      <style:text-properties officeooo:rsid="00489f19"/>
    </style:style>
    <style:style style:name="T24" style:family="text">
      <style:text-properties officeooo:rsid="004d90ec"/>
    </style:style>
    <style:style style:name="T25" style:family="text">
      <style:text-properties officeooo:rsid="004db72a"/>
    </style:style>
    <style:style style:name="T26" style:family="text">
      <style:text-properties officeooo:rsid="004df89b"/>
    </style:style>
    <style:style style:name="T27" style:family="text">
      <style:text-properties officeooo:rsid="004e3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thor: 22125119-Le Quoc Van</text:p>
      <text:p text:style-name="Standard">respository: https://github.com/qvanle/Minesweeper</text:p>
      <text:p text:style-name="Standard"/>
      <text:p text:style-name="Standard">Requirements:</text:p>
      <text:p text:style-name="Standard"><text:tab/>C++17</text:p>
      <text:p text:style-name="Standard"><text:tab/>sfml 2.5.1</text:p>
      <text:p text:style-name="Standard"><text:tab/>makefile</text:p>
      <text:p text:style-name="Standard"/>
      <text:p text:style-name="Standard">Features:</text:p>
      <text:p text:style-name="Standard"><text:tab/>drawing the board (done)</text:p>
      <text:p text:style-name="Standard"><text:tab/>changing the state of each cell when it is selected (done)</text:p>
      <text:p text:style-name="Standard"><text:tab/>timer (done)</text:p>
      <text:p text:style-name="Standard"><text:tab/>Functions: new game, change board dimensions, select a function from screen (done)</text:p>
      <text:p text:style-name="Standard"><text:tab/>randomize positions of the mines (done)</text:p>
      <text:p text:style-name="Standard"><text:tab/>Receiving new position of the pointer (to select a cell) from screen (done)</text:p>
      <text:p text:style-name="Standard"><text:tab/>saving the current state of board and loading in the next playing session (done)</text:p>
      <text:p text:style-name="Standard"><text:tab/>saving high scores (done)</text:p>
      <text:p text:style-name="Standard"/>
      <text:p text:style-name="Standard">other features:</text:p>
      <text:p text:style-name="Standard"><text:tab/>Using mouse to select a cell</text:p>
      <text:p text:style-name="P13"><text:tab/>When the board are too big, only display 10x10 subboard and use arrows key on keyboard to move to another 10x10 subboard.</text:p>
      <text:p text:style-name="Standard"><text:tab/>graphics (ocean themes)</text:p>
      <text:p text:style-name="Standard"><text:tab/>using class, namespace</text:p>
      <text:p text:style-name="Standard"><text:tab/>The first cell which is opened always is an empty cell</text:p>
      <text:p text:style-name="Standard"><text:tab/>tutorial screen</text:p>
      <text:p text:style-name="Standard"/>
      <text:p text:style-name="P1"/>
      <text:p text:style-name="P2">Namespace</text:p>
      <text:list xml:id="list1425520621" text:style-name="L1">
        <text:list-item>
          <text:p text:style-name="P119">BoardData :</text:p>
          <text:list>
            <text:list-item>
              <text:p text:style-name="P121">all global variable, which relate to the Board is here</text:p>
            </text:list-item>
            <text:list-item>
              <text:p text:style-name="P126">declare in file Data.hpp and BoardData.cpp</text:p>
            </text:list-item>
          </text:list>
        </text:list-item>
      </text:list>
      <table:table table:name="namespace_BoardData" table:style-name="namespace_5f_BoardData">
        <table:table-column table:style-name="namespace_5f_BoardData.A"/>
        <table:table-column table:style-name="namespace_5f_BoardData.B"/>
        <table:table-column table:style-name="namespace_5f_BoardData.C"/>
        <table:table-column table:style-name="namespace_5f_BoardData.D"/>
        <table:table-row>
          <table:table-cell table:style-name="namespace_5f_BoardData.A1" office:value-type="string">
            <text:p text:style-name="P38"/>
          </table:table-cell>
          <table:table-cell table:style-name="namespace_5f_BoardData.A1" office:value-type="string">
            <text:p text:style-name="P39">Type</text:p>
          </table:table-cell>
          <table:table-cell table:style-name="namespace_5f_BoardData.A1" office:value-type="string">
            <text:p text:style-name="P39">name</text:p>
          </table:table-cell>
          <table:table-cell table:style-name="namespace_5f_BoardData.D1" office:value-type="string">
            <text:p text:style-name="P40">Use for ?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<text:span text:style-name="T5">extern s</text:span>td::vector&lt;CellType&gt;</text:p>
          </table:table-cell>
          <table:table-cell table:style-name="namespace_5f_BoardData.A2" office:value-type="string">
            <text:p text:style-name="P15">Board</text:p>
          </table:table-cell>
          <table:table-cell table:style-name="namespace_5f_BoardData.D2" office:value-type="string">
            <text:p text:style-name="P16">Store board data </text:p>
            <text:p text:style-name="P16">Cell(i, j) is store at Board[i * Columns + j]</text:p>
            <text:p text:style-name="P16">Board[i * Columns + j]= 0 (empty cell)</text:p>
            <text:p text:style-name="P16">Board[i * Columns + j] = 1 … 8 (number of mines around cell (i, j) )</text:p>
            <text:p text:style-name="P16">Board[i * Columns + j] == 11 (mines cell)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<text:span text:style-name="T5">extern i</text:span>nt</text:p>
          </table:table-cell>
          <table:table-cell table:style-name="namespace_5f_BoardData.A2" office:value-type="string">
            <text:p text:style-name="P15">Columns</text:p>
          </table:table-cell>
          <table:table-cell table:style-name="namespace_5f_BoardData.D2" office:value-type="string">
            <text:p text:style-name="P16">Number of columns of the Board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<text:span text:style-name="T5">extern i</text:span>nt</text:p>
          </table:table-cell>
          <table:table-cell table:style-name="namespace_5f_BoardData.A2" office:value-type="string">
            <text:p text:style-name="P15">Rows</text:p>
          </table:table-cell>
          <table:table-cell table:style-name="namespace_5f_BoardData.D2" office:value-type="string">
            <text:p text:style-name="P16">Number of rows of the Board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<text:span text:style-name="T5">extern i</text:span>nt</text:p>
          </table:table-cell>
          <table:table-cell table:style-name="namespace_5f_BoardData.A2" office:value-type="string">
            <text:p text:style-name="P15">Mines</text:p>
          </table:table-cell>
          <table:table-cell table:style-name="namespace_5f_BoardData.D2" office:value-type="string">
            <text:p text:style-name="P16">Number of mines in the Board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<text:span text:style-name="T5">extern s</text:span>td::vector&lt;int&gt;</text:p>
          </table:table-cell>
          <table:table-cell table:style-name="namespace_5f_BoardData.A2" office:value-type="string">
            <text:p text:style-name="P15"><text:span text:style-name="T1">d</text:span>eadCells</text:p>
          </table:table-cell>
          <table:table-cell table:style-name="namespace_5f_BoardData.D2" office:value-type="string">
            <text:p text:style-name="P16">Position of all deadCells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<text:span text:style-name="T5">extern s</text:span>f::Clock</text:p>
          </table:table-cell>
          <table:table-cell table:style-name="namespace_5f_BoardData.A2" office:value-type="string">
            <text:p text:style-name="P15"><text:span text:style-name="T1">c</text:span>locks</text:p>
          </table:table-cell>
          <table:table-cell table:style-name="namespace_5f_BoardData.D2" office:value-type="string">
            <text:p text:style-name="P17">Clocks of the game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<text:span text:style-name="T5">extern </text:span><text:soft-page-break/><text:span text:style-name="T5">s</text:span>f::Time</text:p>
          </table:table-cell>
          <table:table-cell table:style-name="namespace_5f_BoardData.A2" office:value-type="string">
            <text:p text:style-name="P15"><text:span text:style-name="T1">t</text:span>ime</text:p>
          </table:table-cell>
          <table:table-cell table:style-name="namespace_5f_BoardData.D2" office:value-type="string">
            <text:p text:style-name="P17">playing time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Void</text:p>
          </table:table-cell>
          <table:table-cell table:style-name="namespace_5f_BoardData.A2" office:value-type="string">
            <text:p text:style-name="P15">intit(int n, int m, int k)</text:p>
          </table:table-cell>
          <table:table-cell table:style-name="namespace_5f_BoardData.D2" office:value-type="string">
            <text:p text:style-name="P17">create a new Board randomly have columns = n, rows = m, mines = k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Void </text:p>
          </table:table-cell>
          <table:table-cell table:style-name="namespace_5f_BoardData.A2" office:value-type="string">
            <text:p text:style-name="P15">init(int n, int m, int k, int x, int y)</text:p>
          </table:table-cell>
          <table:table-cell table:style-name="namespace_5f_BoardData.D2" office:value-type="string">
            <text:p text:style-name="P17">create a new Board randomly have columns = n, rows = m, mines = k but every cell around cell (x, y) is not mine cell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Void</text:p>
          </table:table-cell>
          <table:table-cell table:style-name="namespace_5f_BoardData.A2" office:value-type="string">
            <text:p text:style-name="P15"><text:span text:style-name="T1">i</text:span>nit()</text:p>
          </table:table-cell>
          <table:table-cell table:style-name="namespace_5f_BoardData.D2" office:value-type="string">
            <text:p text:style-name="P17">create a new Board randomly <text:s/>have columns = 10, rows = 10, number of mines = 16</text:p>
          </table:table-cell>
        </table:table-row>
        <table:table-row table:style-name="namespace_5f_BoardData.2">
          <table:table-cell table:style-name="namespace_5f_BoardData.A2" office:value-type="string">
            <text:p text:style-name="P15"/>
          </table:table-cell>
          <table:table-cell table:style-name="namespace_5f_BoardData.A2" office:value-type="string">
            <text:p text:style-name="P15">Void</text:p>
          </table:table-cell>
          <table:table-cell table:style-name="namespace_5f_BoardData.A2" office:value-type="string">
            <text:p text:style-name="P15"><text:span text:style-name="T1">s</text:span>how()</text:p>
          </table:table-cell>
          <table:table-cell table:style-name="namespace_5f_BoardData.D2" office:value-type="string">
            <text:p text:style-name="P17">print rows, columns, mines and the Board.</text:p>
          </table:table-cell>
        </table:table-row>
      </table:table>
      <text:p text:style-name="P5"/>
      <text:list xml:id="list4058931271536" text:continue-numbering="true" text:style-name="L1">
        <text:list-item>
          <text:p text:style-name="P120">GraphicsData</text:p>
          <text:list>
            <text:list-item>
              <text:p text:style-name="P126">declare in file Data.hpp and Graphics.cpp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0">Type</text:p>
          </table:table-cell>
          <table:table-cell table:style-name="Table1.A1" office:value-type="string">
            <text:p text:style-name="P40">Name</text:p>
          </table:table-cell>
          <table:table-cell table:style-name="Table1.D1" office:value-type="string">
            <text:p text:style-name="P40">Use for ?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sf::Font</text:p>
          </table:table-cell>
          <table:table-cell table:style-name="Table1.A2" office:value-type="string">
            <text:p text:style-name="P17">font</text:p>
          </table:table-cell>
          <table:table-cell table:style-name="Table1.D2" office:value-type="string">
            <text:p text:style-name="P17">set the font of text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nt</text:p>
          </table:table-cell>
          <table:table-cell table:style-name="Table1.A2" office:value-type="string">
            <text:p text:style-name="P17">WIDTH</text:p>
          </table:table-cell>
          <table:table-cell table:style-name="Table1.D2" office:value-type="string">
            <text:p text:style-name="P17">width of the screen in pixel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nt</text:p>
          </table:table-cell>
          <table:table-cell table:style-name="Table1.A2" office:value-type="string">
            <text:p text:style-name="P17">HEIGHT</text:p>
          </table:table-cell>
          <table:table-cell table:style-name="Table1.D2" office:value-type="string">
            <text:p text:style-name="P17">height <text:span text:style-name="T2">of the screen in pixel</text:span>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sf::RenderWindow</text:p>
          </table:table-cell>
          <table:table-cell table:style-name="Table1.A2" office:value-type="string">
            <text:p text:style-name="P18">screen</text:p>
          </table:table-cell>
          <table:table-cell table:style-name="Table1.D2" office:value-type="string">
            <text:p text:style-name="P18">the screen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void</text:p>
          </table:table-cell>
          <table:table-cell table:style-name="Table1.A2" office:value-type="string">
            <text:p text:style-name="P18">INIT()</text:p>
          </table:table-cell>
          <table:table-cell table:style-name="Table1.D2" office:value-type="string">
            <text:p text:style-name="P18">load font from file</text:p>
          </table:table-cell>
        </table:table-row>
      </table:table>
      <text:p text:style-name="P127"/>
      <text:p text:style-name="P11"/>
      <text:p text:style-name="P6"/>
      <text:p text:style-name="P3">Class</text:p>
      <text:list xml:id="list4059121430920" text:continue-numbering="true" text:style-name="L1">
        <text:list-item>
          <text:p text:style-name="P121">Button:</text:p>
          <text:list>
            <text:list-item>
              <text:p text:style-name="P121">Use for create buttons in screen.</text:p>
            </text:list-item>
            <text:list-item>
              <text:p text:style-name="P128">declare in file Button.hpp and Button.cpp</text:p>
            </text:list-item>
          </text:list>
        </text:list-item>
      </text:list>
      <table:table table:name="Button" table:style-name="Button">
        <table:table-column table:style-name="Button.A"/>
        <table:table-column table:style-name="Button.B"/>
        <table:table-column table:style-name="Button.C"/>
        <table:table-column table:style-name="Button.D"/>
        <table:table-row>
          <table:table-cell table:style-name="Button.A1" office:value-type="string">
            <text:p text:style-name="P14"/>
          </table:table-cell>
          <table:table-cell table:style-name="Button.A1" office:value-type="string">
            <text:p text:style-name="P41">Type</text:p>
          </table:table-cell>
          <table:table-cell table:style-name="Button.A1" office:value-type="string">
            <text:p text:style-name="P41">name</text:p>
          </table:table-cell>
          <table:table-cell table:style-name="Button.D1" office:value-type="string">
            <text:p text:style-name="P41">use for</text:p>
          </table:table-cell>
        </table:table-row>
        <table:table-row>
          <table:table-cell table:style-name="Button.A2" office:value-type="string">
            <text:p text:style-name="P18">private</text:p>
          </table:table-cell>
          <table:table-cell table:style-name="Button.A2" office:value-type="string">
            <text:p text:style-name="P18">std::vector&lt;sf::Texture&gt;</text:p>
          </table:table-cell>
          <table:table-cell table:style-name="Button.A2" office:value-type="string">
            <text:p text:style-name="P18">image</text:p>
          </table:table-cell>
          <table:table-cell table:style-name="Button.D2" office:value-type="string">
            <text:p text:style-name="P18">store textures of buttons</text:p>
          </table:table-cell>
        </table:table-row>
        <table:table-row>
          <table:table-cell table:style-name="Button.A2" office:value-type="string">
            <text:p text:style-name="P18">private</text:p>
          </table:table-cell>
          <table:table-cell table:style-name="Button.A2" office:value-type="string">
            <text:p text:style-name="P18">int</text:p>
          </table:table-cell>
          <table:table-cell table:style-name="Button.A2" office:value-type="string">
            <text:p text:style-name="P18">status</text:p>
          </table:table-cell>
          <table:table-cell table:style-name="Button.D2" office:value-type="string">
            <text:p text:style-name="P18">the current texture, which is display to screen</text:p>
          </table:table-cell>
        </table:table-row>
        <table:table-row>
          <table:table-cell table:style-name="Button.A2" office:value-type="string">
            <text:p text:style-name="P18">private</text:p>
          </table:table-cell>
          <table:table-cell table:style-name="Button.A2" office:value-type="string">
            <text:p text:style-name="P18">sf::Vector2f</text:p>
          </table:table-cell>
          <table:table-cell table:style-name="Button.A2" office:value-type="string">
            <text:p text:style-name="P18">position</text:p>
          </table:table-cell>
          <table:table-cell table:style-name="Button.D2" office:value-type="string">
            <text:p text:style-name="P18">position of button in the screens (top left corner)</text:p>
          </table:table-cell>
        </table:table-row>
        <table:table-row>
          <table:table-cell table:style-name="Button.A2" office:value-type="string">
            <text:p text:style-name="P18">public</text:p>
          </table:table-cell>
          <table:table-cell table:style-name="Button.A2" office:value-type="string">
            <text:p text:style-name="P18">int</text:p>
          </table:table-cell>
          <table:table-cell table:style-name="Button.A2" office:value-type="string">
            <text:p text:style-name="P18">getW()</text:p>
          </table:table-cell>
          <table:table-cell table:style-name="Button.D2" office:value-type="string">
            <text:p text:style-name="P18">get width of the current texture (in pixels)</text:p>
          </table:table-cell>
        </table:table-row>
        <table:table-row>
          <table:table-cell table:style-name="Button.A2" office:value-type="string">
            <text:p text:style-name="P18">public</text:p>
          </table:table-cell>
          <table:table-cell table:style-name="Button.A2" office:value-type="string">
            <text:p text:style-name="P18">int</text:p>
          </table:table-cell>
          <table:table-cell table:style-name="Button.A2" office:value-type="string">
            <text:p text:style-name="P18">getH()</text:p>
          </table:table-cell>
          <table:table-cell table:style-name="Button.D2" office:value-type="string">
            <text:p text:style-name="P18">get height of the current texture (in pixels)</text:p>
          </table:table-cell>
        </table:table-row>
        <table:table-row>
          <table:table-cell table:style-name="Button.A2" office:value-type="string">
            <text:p text:style-name="P18">public</text:p>
          </table:table-cell>
          <table:table-cell table:style-name="Button.A2" office:value-type="string">
            <text:p text:style-name="P18"/>
          </table:table-cell>
          <table:table-cell table:style-name="Button.A2" office:value-type="string">
            <text:p text:style-name="P18">button()</text:p>
          </table:table-cell>
          <table:table-cell table:style-name="Button.D2" office:value-type="string">
            <text:p text:style-name="P18">set status = 0 and position = sf::Vector2f (0, 0)</text:p>
          </table:table-cell>
        </table:table-row>
        <table:table-row>
          <table:table-cell table:style-name="Button.A2" office:value-type="string">
            <text:p text:style-name="P18">public</text:p>
          </table:table-cell>
          <table:table-cell table:style-name="Button.A2" office:value-type="string">
            <text:p text:style-name="P18"/>
          </table:table-cell>
          <table:table-cell table:style-name="Button.A2" office:value-type="string">
            <text:p text:style-name="P19">button(std::string link)</text:p>
          </table:table-cell>
          <table:table-cell table:style-name="Button.D2" office:value-type="string">
            <text:p text:style-name="P21">set status = 0</text:p>
            <text:p text:style-name="P21">add texture from file which is located at link</text:p>
          </table:table-cell>
        </table:table-row>
        <table:table-row>
          <table:table-cell table:style-name="Button.A2" office:value-type="string">
            <text:p text:style-name="P19">public</text:p>
          </table:table-cell>
          <table:table-cell table:style-name="Button.A2" office:value-type="string">
            <text:p text:style-name="P19">sf::Sprite</text:p>
          </table:table-cell>
          <table:table-cell table:style-name="Button.A2" office:value-type="string">
            <text:p text:style-name="P19">getSprite()</text:p>
          </table:table-cell>
          <table:table-cell table:style-name="Button.D2" office:value-type="string">
            <text:p text:style-name="P19">get sprite of the current texture which place is Button::position</text:p>
          </table:table-cell>
        </table:table-row>
        <table:table-row>
          <table:table-cell table:style-name="Button.A2" office:value-type="string">
            <text:p text:style-name="P19">public</text:p>
          </table:table-cell>
          <table:table-cell table:style-name="Button.A2" office:value-type="string">
            <text:p text:style-name="P19">sf::Sprite</text:p>
          </table:table-cell>
          <table:table-cell table:style-name="Button.A2" office:value-type="string">
            <text:p text:style-name="P19">getSprite(float x, float y)</text:p>
          </table:table-cell>
          <table:table-cell table:style-name="Button.D2" office:value-type="string">
            <text:p text:style-name="P19">change position to sf::Vector2f(x, y) and get sprite of current texture</text:p>
          </table:table-cell>
        </table:table-row>
        <table:table-row>
          <table:table-cell table:style-name="Button.A2" office:value-type="string">
            <text:p text:style-name="P19">public</text:p>
          </table:table-cell>
          <table:table-cell table:style-name="Button.A2" office:value-type="string">
            <text:p text:style-name="P19">sf::Sprite</text:p>
          </table:table-cell>
          <table:table-cell table:style-name="Button.A2" office:value-type="string">
            <text:p text:style-name="P19">getSprite(float x, float y, float c)</text:p>
          </table:table-cell>
          <table:table-cell table:style-name="Button.D2" office:value-type="string">
            <text:p text:style-name="P19">get sprite of the current textre which has change position to sf::Vector2f(x, y), scale the texture by c </text:p>
          </table:table-cell>
        </table:table-row>
        <text:soft-page-break/>
        <table:table-row>
          <table:table-cell table:style-name="Button.A2" office:value-type="string">
            <text:p text:style-name="P19">public</text:p>
          </table:table-cell>
          <table:table-cell table:style-name="Button.A2" office:value-type="string">
            <text:p text:style-name="P19">void</text:p>
          </table:table-cell>
          <table:table-cell table:style-name="Button.A2" office:value-type="string">
            <text:p text:style-name="P19">addImage(std::string link)</text:p>
          </table:table-cell>
          <table:table-cell table:style-name="Button.D2" office:value-type="string">
            <text:p text:style-name="P19">add new texture from file which is located at link</text:p>
          </table:table-cell>
        </table:table-row>
        <table:table-row>
          <table:table-cell table:style-name="Button.A2" office:value-type="string">
            <text:p text:style-name="P19">public</text:p>
          </table:table-cell>
          <table:table-cell table:style-name="Button.A2" office:value-type="string">
            <text:p text:style-name="P19">bool</text:p>
          </table:table-cell>
          <table:table-cell table:style-name="Button.A2" office:value-type="string">
            <text:p text:style-name="P19">isMouseInside(float x, float y)</text:p>
          </table:table-cell>
          <table:table-cell table:style-name="Button.D2" office:value-type="string">
            <text:p text:style-name="P19">return true if mouse position (x, y) is inslide button area</text:p>
          </table:table-cell>
        </table:table-row>
        <table:table-row>
          <table:table-cell table:style-name="Button.A2" office:value-type="string">
            <text:p text:style-name="P19">public</text:p>
          </table:table-cell>
          <table:table-cell table:style-name="Button.A2" office:value-type="string">
            <text:p text:style-name="P19">void</text:p>
          </table:table-cell>
          <table:table-cell table:style-name="Button.A2" office:value-type="string">
            <text:p text:style-name="P19">setStatus(int value)</text:p>
          </table:table-cell>
          <table:table-cell table:style-name="Button.D2" office:value-type="string">
            <text:p text:style-name="P19">change status to value</text:p>
          </table:table-cell>
        </table:table-row>
        <table:table-row>
          <table:table-cell table:style-name="Button.A2" office:value-type="string">
            <text:p text:style-name="P19">public</text:p>
          </table:table-cell>
          <table:table-cell table:style-name="Button.A2" office:value-type="string">
            <text:p text:style-name="P19">int</text:p>
          </table:table-cell>
          <table:table-cell table:style-name="Button.A2" office:value-type="string">
            <text:p text:style-name="P19">getStatus()</text:p>
          </table:table-cell>
          <table:table-cell table:style-name="Button.D2" office:value-type="string">
            <text:p text:style-name="P19">return status value</text:p>
          </table:table-cell>
        </table:table-row>
        <table:table-row>
          <table:table-cell table:style-name="Button.A2" office:value-type="string">
            <text:p text:style-name="P19">public</text:p>
          </table:table-cell>
          <table:table-cell table:style-name="Button.A2" office:value-type="string">
            <text:p text:style-name="P19">void</text:p>
          </table:table-cell>
          <table:table-cell table:style-name="Button.A2" office:value-type="string">
            <text:p text:style-name="P19">setPosition(float x, float y)</text:p>
          </table:table-cell>
          <table:table-cell table:style-name="Button.D2" office:value-type="string">
            <text:p text:style-name="P19">change position to sf::Vector2f(x, y)</text:p>
          </table:table-cell>
        </table:table-row>
      </table:table>
      <text:list xml:id="list4058822786914" text:continue-numbering="true" text:style-name="L1">
        <text:list-item>
          <text:p text:style-name="P122"><text:span text:style-name="T3">InputBox</text:span>:</text:p>
          <text:list>
            <text:list-item>
              <text:p text:style-name="P122">Use for create <text:span text:style-name="T4">input-box that let user input a number from keyboard</text:span>.</text:p>
            </text:list-item>
            <text:list-item>
              <text:p text:style-name="P128">declare in file InputBox.hpp and InputBox.cpp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42">Type</text:p>
          </table:table-cell>
          <table:table-cell table:style-name="Table2.A1" office:value-type="string">
            <text:p text:style-name="P42">name</text:p>
          </table:table-cell>
          <table:table-cell table:style-name="Table2.D1" office:value-type="string">
            <text:p text:style-name="P42">use for</text:p>
          </table:table-cell>
        </table:table-row>
        <table:table-row>
          <table:table-cell table:style-name="Table2.A2" office:value-type="string">
            <text:p text:style-name="P20">private</text:p>
          </table:table-cell>
          <table:table-cell table:style-name="Table2.A2" office:value-type="string">
            <text:p text:style-name="P48">sf::RectangeShape</text:p>
          </table:table-cell>
          <table:table-cell table:style-name="Table2.A2" office:value-type="string">
            <text:p text:style-name="P48">background</text:p>
          </table:table-cell>
          <table:table-cell table:style-name="Table2.D2" office:value-type="string">
            <text:p text:style-name="P48">background of input area</text:p>
          </table:table-cell>
        </table:table-row>
        <table:table-row>
          <table:table-cell table:style-name="Table2.A2" office:value-type="string">
            <text:p text:style-name="P20">private</text:p>
          </table:table-cell>
          <table:table-cell table:style-name="Table2.A2" office:value-type="string">
            <text:p text:style-name="P48">sf::Text</text:p>
          </table:table-cell>
          <table:table-cell table:style-name="Table2.A2" office:value-type="string">
            <text:p text:style-name="P48">title</text:p>
          </table:table-cell>
          <table:table-cell table:style-name="Table2.D2" office:value-type="string">
            <text:p text:style-name="P48">title of the input box</text:p>
          </table:table-cell>
        </table:table-row>
        <table:table-row>
          <table:table-cell table:style-name="Table2.A2" office:value-type="string">
            <text:p text:style-name="P20">private</text:p>
          </table:table-cell>
          <table:table-cell table:style-name="Table2.A2" office:value-type="string">
            <text:p text:style-name="P48">sf::Text</text:p>
          </table:table-cell>
          <table:table-cell table:style-name="Table2.A2" office:value-type="string">
            <text:p text:style-name="P48">num</text:p>
          </table:table-cell>
          <table:table-cell table:style-name="Table2.D2" office:value-type="string">
            <text:p text:style-name="P48">the number that the user has input</text:p>
            <text:p text:style-name="P49">printable to screen</text:p>
          </table:table-cell>
        </table:table-row>
        <table:table-row>
          <table:table-cell table:style-name="Table2.A2" office:value-type="string">
            <text:p text:style-name="P20">private</text:p>
          </table:table-cell>
          <table:table-cell table:style-name="Table2.A2" office:value-type="string">
            <text:p text:style-name="P48">int</text:p>
          </table:table-cell>
          <table:table-cell table:style-name="Table2.A2" office:value-type="string">
            <text:p text:style-name="P48">inp</text:p>
          </table:table-cell>
          <table:table-cell table:style-name="Table2.D2" office:value-type="string">
            <text:p text:style-name="P48">the number that the user has input </text:p>
            <text:p text:style-name="P48">unprintable to screen</text:p>
          </table:table-cell>
        </table:table-row>
        <table:table-row>
          <table:table-cell table:style-name="Table2.A2" office:value-type="string">
            <text:p text:style-name="P20">private</text:p>
          </table:table-cell>
          <table:table-cell table:style-name="Table2.A2" office:value-type="string">
            <text:p text:style-name="P48">bool</text:p>
          </table:table-cell>
          <table:table-cell table:style-name="Table2.A2" office:value-type="string">
            <text:p text:style-name="P48">focus</text:p>
          </table:table-cell>
          <table:table-cell table:style-name="Table2.D2" office:value-type="string">
            <text:p text:style-name="P48">focus = true if this box is selected (mouse have left-click inside <text:span text:style-name="T4">input</text:span> area)</text:p>
            <text:p text:style-name="P48"><text:span text:style-name="T4">foucus = false if</text:span> <text:span text:style-name="T4">this box is not slected (</text:span>mouse have left-click outside <text:span text:style-name="T4">input area)</text:span>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>InputBox</text:p>
          </table:table-cell>
          <table:table-cell table:style-name="Table2.D2" office:value-type="string">
            <text:p text:style-name="P51">initial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void</text:p>
          </table:table-cell>
          <table:table-cell table:style-name="Table2.A2" office:value-type="string">
            <text:p text:style-name="P50">setPosition(float x, float y)</text:p>
          </table:table-cell>
          <table:table-cell table:style-name="Table2.D2" office:value-type="string">
            <text:p text:style-name="P51">set position to (x, y)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void</text:p>
          </table:table-cell>
          <table:table-cell table:style-name="Table2.A2" office:value-type="string">
            <text:p text:style-name="P50">setTitle(std::string s)</text:p>
          </table:table-cell>
          <table:table-cell table:style-name="Table2.D2" office:value-type="string">
            <text:p text:style-name="P51">set string s as the title of the box</text:p>
          </table:table-cell>
        </table:table-row>
        <table:table-row>
          <table:table-cell table:style-name="Table2.A2" office:value-type="string">
            <text:p text:style-name="P21">public </text:p>
          </table:table-cell>
          <table:table-cell table:style-name="Table2.A2" office:value-type="string">
            <text:p text:style-name="P50">bool</text:p>
          </table:table-cell>
          <table:table-cell table:style-name="Table2.A2" office:value-type="string">
            <text:p text:style-name="P50">isMouseInside(int x, int y)</text:p>
          </table:table-cell>
          <table:table-cell table:style-name="Table2.D2" office:value-type="string">
            <text:p text:style-name="P51">check if mouse position (x, y) is inside input box area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void</text:p>
          </table:table-cell>
          <table:table-cell table:style-name="Table2.A2" office:value-type="string">
            <text:p text:style-name="P50">setFocus(bool isFocus)</text:p>
          </table:table-cell>
          <table:table-cell table:style-name="Table2.D2" office:value-type="string">
            <text:p text:style-name="P51">change focus status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bool</text:p>
          </table:table-cell>
          <table:table-cell table:style-name="Table2.A2" office:value-type="string">
            <text:p text:style-name="P50">addDigit(int d)</text:p>
          </table:table-cell>
          <table:table-cell table:style-name="Table2.D2" office:value-type="string">
            <text:p text:style-name="P51">add digit d to the end of input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void</text:p>
          </table:table-cell>
          <table:table-cell table:style-name="Table2.A2" office:value-type="string">
            <text:p text:style-name="P50">typing(sf::Keyboard::key code)</text:p>
          </table:table-cell>
          <table:table-cell table:style-name="Table2.D2" office:value-type="string">
            <text:p text:style-name="P52">classify keyboard key 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void</text:p>
          </table:table-cell>
          <table:table-cell table:style-name="Table2.A2" office:value-type="string">
            <text:p text:style-name="P50">setRange(int Lower, int Upper)</text:p>
          </table:table-cell>
          <table:table-cell table:style-name="Table2.D2" office:value-type="string">
            <text:p text:style-name="P52">limit the size of inp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bool</text:p>
          </table:table-cell>
          <table:table-cell table:style-name="Table2.A2" office:value-type="string">
            <text:p text:style-name="P50">pop()</text:p>
          </table:table-cell>
          <table:table-cell table:style-name="Table2.D2" office:value-type="string">
            <text:p text:style-name="P52">erase the last digit of inp (if inp == 0, do nothing) 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sf::RectangleShape</text:p>
          </table:table-cell>
          <table:table-cell table:style-name="Table2.A2" office:value-type="string">
            <text:p text:style-name="P50">getBackground()</text:p>
          </table:table-cell>
          <table:table-cell table:style-name="Table2.D2" office:value-type="string">
            <text:p text:style-name="P52">return sprite of background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sf::Text</text:p>
          </table:table-cell>
          <table:table-cell table:style-name="Table2.A2" office:value-type="string">
            <text:p text:style-name="P50">getTitle()</text:p>
          </table:table-cell>
          <table:table-cell table:style-name="Table2.D2" office:value-type="string">
            <text:p text:style-name="P52">return title</text:p>
          </table:table-cell>
        </table:table-row>
        <text:soft-page-break/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sf::Text</text:p>
          </table:table-cell>
          <table:table-cell table:style-name="Table2.A2" office:value-type="string">
            <text:p text:style-name="P50">getNum()</text:p>
          </table:table-cell>
          <table:table-cell table:style-name="Table2.D2" office:value-type="string">
            <text:p text:style-name="P52">return num</text:p>
          </table:table-cell>
        </table:table-row>
        <table:table-row>
          <table:table-cell table:style-name="Table2.A2" office:value-type="string">
            <text:p text:style-name="P21">public</text:p>
          </table:table-cell>
          <table:table-cell table:style-name="Table2.A2" office:value-type="string">
            <text:p text:style-name="P50">int</text:p>
          </table:table-cell>
          <table:table-cell table:style-name="Table2.A2" office:value-type="string">
            <text:p text:style-name="P50">getValue()</text:p>
          </table:table-cell>
          <table:table-cell table:style-name="Table2.D2" office:value-type="string">
            <text:p text:style-name="P52">return <text:span text:style-name="T5">inp</text:span></text:p>
          </table:table-cell>
        </table:table-row>
      </table:table>
      <text:p text:style-name="P4">file *.<text:span text:style-name="T9">cpp</text:span></text:p>
      <text:list xml:id="list4058374781124" text:continue-numbering="true" text:style-name="L1">
        <text:list-item>
          <text:p text:style-name="P123"><text:span text:style-name="T5">BoardData.cpp</text:span>: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43">Type</text:p>
          </table:table-cell>
          <table:table-cell table:style-name="Table3.A1" office:value-type="string">
            <text:p text:style-name="P43">name</text:p>
          </table:table-cell>
          <table:table-cell table:style-name="Table3.D1" office:value-type="string">
            <text:p text:style-name="P43">use for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std::vector&lt;CellType&gt;</text:p>
          </table:table-cell>
          <table:table-cell table:style-name="Table3.A2" office:value-type="string">
            <text:p text:style-name="P53">BoarData::Board</text:p>
          </table:table-cell>
          <table:table-cell table:style-name="Table3.D2" office:value-type="string">
            <text:p text:style-name="P57">store board data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int </text:p>
          </table:table-cell>
          <table:table-cell table:style-name="Table3.A2" office:value-type="string">
            <text:p text:style-name="P53">BoardData::Columns</text:p>
          </table:table-cell>
          <table:table-cell table:style-name="Table3.D2" office:value-type="string">
            <text:p text:style-name="P57">number of board’s columns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int</text:p>
          </table:table-cell>
          <table:table-cell table:style-name="Table3.A2" office:value-type="string">
            <text:p text:style-name="P53">BoardData::Rows</text:p>
          </table:table-cell>
          <table:table-cell table:style-name="Table3.D2" office:value-type="string">
            <text:p text:style-name="P57">number of board’s rows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std::vector&lt;in&gt;</text:p>
          </table:table-cell>
          <table:table-cell table:style-name="Table3.A2" office:value-type="string">
            <text:p text:style-name="P53">BoardData::DeadCells</text:p>
          </table:table-cell>
          <table:table-cell table:style-name="Table3.D2" office:value-type="string">
            <text:p text:style-name="P57">position of all mines cell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int</text:p>
          </table:table-cell>
          <table:table-cell table:style-name="Table3.A2" office:value-type="string">
            <text:p text:style-name="P53">BoardData::Mines</text:p>
          </table:table-cell>
          <table:table-cell table:style-name="Table3.D2" office:value-type="string">
            <text:p text:style-name="P57">number of mines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sf::Clock</text:p>
          </table:table-cell>
          <table:table-cell table:style-name="Table3.A2" office:value-type="string">
            <text:p text:style-name="P53">BoardData::clock</text:p>
          </table:table-cell>
          <table:table-cell table:style-name="Table3.D2" office:value-type="string">
            <text:p text:style-name="P57">clock of the game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sf::Time</text:p>
          </table:table-cell>
          <table:table-cell table:style-name="Table3.A2" office:value-type="string">
            <text:p text:style-name="P53">BoardData::time</text:p>
          </table:table-cell>
          <table:table-cell table:style-name="Table3.D2" office:value-type="string">
            <text:p text:style-name="P57">playing time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int</text:p>
          </table:table-cell>
          <table:table-cell table:style-name="Table3.A2" office:value-type="string">
            <text:p text:style-name="P53">GetBoardPos(Cell Point)</text:p>
          </table:table-cell>
          <table:table-cell table:style-name="Table3.D2" office:value-type="string">
            <text:p text:style-name="P57">return Point[0] * BoardData::Columns + Point[1];</text:p>
            <text:p text:style-name="P97"/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Cell </text:p>
          </table:table-cell>
          <table:table-cell table:style-name="Table3.A2" office:value-type="string">
            <text:p text:style-name="P53">GetCoordinatePos(int I)</text:p>
          </table:table-cell>
          <table:table-cell table:style-name="Table3.D2" office:value-type="string">
            <text:p text:style-name="P57">return Cell{i / BoardData::Columns, <text:s/>i % BoardData::Columns};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int</text:p>
          </table:table-cell>
          <table:table-cell table:style-name="Table3.A2" office:value-type="string">
            <text:p text:style-name="P53">CountMines(Cell Point)</text:p>
          </table:table-cell>
          <table:table-cell table:style-name="Table3.D2" office:value-type="string">
            <text:p text:style-name="P57">number of mines around cell Point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void</text:p>
          </table:table-cell>
          <table:table-cell table:style-name="Table3.A2" office:value-type="string">
            <text:p text:style-name="P53">BuildBoard(int n, int m, int k, int x =-1, int y = -1)</text:p>
          </table:table-cell>
          <table:table-cell table:style-name="Table3.D2" office:value-type="string">
            <text:p text:style-name="P58">if pass only first parameters, create a Board randomly, which have rows = n, columns = m, mines = k.</text:p>
            <text:p text:style-name="P58">if pass 5 parameters, create a Board randomly, which have rows = n, columns = m, mines = k and every cell aroun cell (x, y) is not mine cell.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void</text:p>
          </table:table-cell>
          <table:table-cell table:style-name="Table3.A2" office:value-type="string">
            <text:p text:style-name="P53">BoardData::init(int n, int m, int k)</text:p>
          </table:table-cell>
          <table:table-cell table:style-name="Table3.D2" office:value-type="string">
            <text:p text:style-name="P58">call BuildBoard(n, m, k)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3">void</text:p>
          </table:table-cell>
          <table:table-cell table:style-name="Table3.A2" office:value-type="string">
            <text:p text:style-name="P53">BoardData::init(int <text:span text:style-name="T6">n, int m, int k, int x, int y)</text:span></text:p>
          </table:table-cell>
          <table:table-cell table:style-name="Table3.D2" office:value-type="string">
            <text:p text:style-name="P58">call BuildBoard(n, m, k, x, y)</text:p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56">void </text:p>
          </table:table-cell>
          <table:table-cell table:style-name="Table3.A2" office:value-type="string">
            <text:p text:style-name="P56">BoardData::init()</text:p>
          </table:table-cell>
          <table:table-cell table:style-name="Table3.D2" office:value-type="string">
            <text:p text:style-name="P58">call builBoard(10, 10, 16)</text:p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56">void </text:p>
          </table:table-cell>
          <table:table-cell table:style-name="Table3.A2" office:value-type="string">
            <text:p text:style-name="P56">BoardData::<text:span text:style-name="T9">show()</text:span></text:p>
          </table:table-cell>
          <table:table-cell table:style-name="Table3.D2" office:value-type="string">
            <text:p text:style-name="P58">print columns, rows, mines and board to console screen</text:p>
          </table:table-cell>
        </table:table-row>
      </table:table>
      <text:list xml:id="list4060184053129" text:continue-numbering="true" text:style-name="L1">
        <text:list-item>
          <text:p text:style-name="P124"><text:span text:style-name="T10">Button.cpp</text:span>:</text:p>
        </text:list-item>
      </text:list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44">Type</text:p>
          </table:table-cell>
          <table:table-cell table:style-name="Table4.A1" office:value-type="string">
            <text:p text:style-name="P44">name</text:p>
          </table:table-cell>
          <table:table-cell table:style-name="Table4.D1" office:value-type="string">
            <text:p text:style-name="P44">use for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9">Button::Button()</text:p>
          </table:table-cell>
          <table:table-cell table:style-name="Table4.D2" office:value-type="string">
            <text:p text:style-name="P92"><text:span text:style-name="T7">set status = 0 </text:span><text:span text:style-name="T8">(current texture)</text:span></text:p>
            <text:p text:style-name="P59"><text:soft-page-break/>set position = sf::Vector2f(0, 0)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59">int</text:p>
          </table:table-cell>
          <table:table-cell table:style-name="Table4.A2" office:value-type="string">
            <text:p text:style-name="P59">Button::getStatus()</text:p>
          </table:table-cell>
          <table:table-cell table:style-name="Table4.D2" office:value-type="string">
            <text:p text:style-name="P92">return Button::status <text:span text:style-name="T11">(current texrute id)</text:span>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>Button::Button(std::string link)</text:p>
          </table:table-cell>
          <table:table-cell table:style-name="Table4.D2" office:value-type="string">
            <text:p text:style-name="P92">set status = 0</text:p>
            <text:p text:style-name="P92">add texture to <text:span text:style-name="T11">button from file which is located at link</text:span>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59">void</text:p>
          </table:table-cell>
          <table:table-cell table:style-name="Table4.A2" office:value-type="string">
            <text:p text:style-name="P59">Button::addImage(std::string link)</text:p>
          </table:table-cell>
          <table:table-cell table:style-name="Table4.D2" office:value-type="string">
            <text:p text:style-name="P93">load texrute frome file which is located at link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59">sf::sprite</text:p>
          </table:table-cell>
          <table:table-cell table:style-name="Table4.A2" office:value-type="string">
            <text:p text:style-name="P59">Button::getSprite()</text:p>
          </table:table-cell>
          <table:table-cell table:style-name="Table4.D2" office:value-type="string">
            <text:p text:style-name="P93">return sprite of current textute which position is Button::position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59">int</text:p>
          </table:table-cell>
          <table:table-cell table:style-name="Table4.A2" office:value-type="string">
            <text:p text:style-name="P59">Button::getW()</text:p>
          </table:table-cell>
          <table:table-cell table:style-name="Table4.D2" office:value-type="string">
            <text:p text:style-name="P93">return width of current texture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60">int</text:p>
          </table:table-cell>
          <table:table-cell table:style-name="Table4.A2" office:value-type="string">
            <text:p text:style-name="P60">Button::getH()</text:p>
          </table:table-cell>
          <table:table-cell table:style-name="Table4.D2" office:value-type="string">
            <text:p text:style-name="P93">return height of current texture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60">sf::Sprite</text:p>
          </table:table-cell>
          <table:table-cell table:style-name="Table4.A2" office:value-type="string">
            <text:p text:style-name="P60">Button::getSprite(float x, float y)</text:p>
          </table:table-cell>
          <table:table-cell table:style-name="Table4.D2" office:value-type="string">
            <text:p text:style-name="P93">set Button::position = sf::Vector2f(x, y)</text:p>
            <text:p text:style-name="P93">return sprite of current texture which position is Button::position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60">sf::Sprite</text:p>
          </table:table-cell>
          <table:table-cell table:style-name="Table4.A2" office:value-type="string">
            <text:p text:style-name="P61">getSprite(float x, float y, float c)</text:p>
          </table:table-cell>
          <table:table-cell table:style-name="Table4.D2" office:value-type="string">
            <text:p text:style-name="P94">set Button::position = sf::Vector2f(x, y)</text:p>
            <text:p text:style-name="P94">return scale by c of sprite of current texture which position is Button::position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61">bool</text:p>
          </table:table-cell>
          <table:table-cell table:style-name="Table4.A2" office:value-type="string">
            <text:p text:style-name="P61">Button::isMouseInside(float x, float y)</text:p>
          </table:table-cell>
          <table:table-cell table:style-name="Table4.D2" office:value-type="string">
            <text:p text:style-name="P94">return true if mouse position (x, y) is inside Button area</text:p>
            <text:p text:style-name="P94">otherwise return false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61">void </text:p>
          </table:table-cell>
          <table:table-cell table:style-name="Table4.A2" office:value-type="string">
            <text:p text:style-name="P61">Button::setStatus(int value)</text:p>
          </table:table-cell>
          <table:table-cell table:style-name="Table4.D2" office:value-type="string">
            <text:p text:style-name="P94">set Button::status = value</text:p>
          </table:table-cell>
        </table:table-row>
        <table:table-row>
          <table:table-cell table:style-name="Table4.A2" office:value-type="string">
            <text:p text:style-name="P27">public</text:p>
          </table:table-cell>
          <table:table-cell table:style-name="Table4.A2" office:value-type="string">
            <text:p text:style-name="P61">void</text:p>
          </table:table-cell>
          <table:table-cell table:style-name="Table4.A2" office:value-type="string">
            <text:p text:style-name="P61">Button::setPosition(float x, float y)</text:p>
          </table:table-cell>
          <table:table-cell table:style-name="Table4.D2" office:value-type="string">
            <text:p text:style-name="P94">set Button::position = sf::Vector2f(x, y)</text:p>
          </table:table-cell>
        </table:table-row>
      </table:table>
      <text:list xml:id="list4058580730321" text:continue-numbering="true" text:style-name="L1">
        <text:list-item>
          <text:p text:style-name="P125"><text:span text:style-name="T12">InputBox.cpp</text:span>:</text:p>
        </text:list-item>
      </text:list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45">Type</text:p>
          </table:table-cell>
          <table:table-cell table:style-name="Table5.A1" office:value-type="string">
            <text:p text:style-name="P45">name</text:p>
          </table:table-cell>
          <table:table-cell table:style-name="Table5.D1" office:value-type="string">
            <text:p text:style-name="P45">use for</text:p>
          </table:table-cell>
        </table:table-row>
        <table:table-row>
          <table:table-cell table:style-name="Table5.A2" office:value-type="string">
            <text:p text:style-name="P27">public</text:p>
          </table:table-cell>
          <table:table-cell table:style-name="Table5.A2" office:value-type="string">
            <text:p text:style-name="P55"/>
          </table:table-cell>
          <table:table-cell table:style-name="Table5.A2" office:value-type="string">
            <text:p text:style-name="P61">Input::InputBox()</text:p>
          </table:table-cell>
          <table:table-cell table:style-name="Table5.D2" office:value-type="string">
            <text:p text:style-name="P61">set width of background of input area = 180 (in pixels)</text:p>
            <text:p text:style-name="P61">set height of background of input area = 60 (in pixels)</text:p>
            <text:p text:style-name="P61">set color of background of input area = (0, 128, 255)</text:p>
            <text:p text:style-name="P61">set inp = 0 (default value of box)</text:p>
            <text:p text:style-name="P61">set focus = false (the box is not selected)</text:p>
            <text:p text:style-name="P61">set num, title: font, character size, text color</text:p>
            <text:p text:style-name="P61"/>
          </table:table-cell>
        </table:table-row>
        <table:table-row>
          <table:table-cell table:style-name="Table5.A2" office:value-type="string">
            <text:p text:style-name="P27">public</text:p>
          </table:table-cell>
          <table:table-cell table:style-name="Table5.A2" office:value-type="string">
            <text:p text:style-name="P61">void</text:p>
          </table:table-cell>
          <table:table-cell table:style-name="Table5.A2" office:value-type="string">
            <text:p text:style-name="P61">InputBox::setPosition(float x, float y)</text:p>
          </table:table-cell>
          <table:table-cell table:style-name="Table5.D2" office:value-type="string">
            <text:p text:style-name="P95">set title at (x, y) (title doesn’t in include area)</text:p>
            <text:p text:style-name="P95">set background of input area at (x + 480, y -15)</text:p>
            <text:p text:style-name="P95">set number display at (x + 510, y – 20)</text:p>
          </table:table-cell>
        </table:table-row>
        <table:table-row>
          <table:table-cell table:style-name="Table5.A2" office:value-type="string">
            <text:p text:style-name="P29">public</text:p>
          </table:table-cell>
          <table:table-cell table:style-name="Table5.A2" office:value-type="string">
            <text:p text:style-name="P64">void</text:p>
          </table:table-cell>
          <table:table-cell table:style-name="Table5.A2" office:value-type="string">
            <text:p text:style-name="P64">InputBox::setTitle(std::string s)</text:p>
          </table:table-cell>
          <table:table-cell table:style-name="Table5.D2" office:value-type="string">
            <text:p text:style-name="P95">set string s as title </text:p>
          </table:table-cell>
        </table:table-row>
        <table:table-row>
          <table:table-cell table:style-name="Table5.A2" office:value-type="string">
            <text:p text:style-name="P29">public </text:p>
          </table:table-cell>
          <table:table-cell table:style-name="Table5.A2" office:value-type="string">
            <text:p text:style-name="P64">bool </text:p>
          </table:table-cell>
          <table:table-cell table:style-name="Table5.A2" office:value-type="string">
            <text:p text:style-name="P64">InputBox::isMouseInside(int x, int <text:soft-page-break/>y)</text:p>
          </table:table-cell>
          <table:table-cell table:style-name="Table5.D2" office:value-type="string">
            <text:p text:style-name="P95">return true if mouse position (x, y) is inside input area</text:p>
            <text:p text:style-name="P95"><text:soft-page-break/>otherwise return false</text:p>
          </table:table-cell>
        </table:table-row>
        <table:table-row>
          <table:table-cell table:style-name="Table5.A2" office:value-type="string">
            <text:p text:style-name="P29">public</text:p>
          </table:table-cell>
          <table:table-cell table:style-name="Table5.A2" office:value-type="string">
            <text:p text:style-name="P64">void</text:p>
          </table:table-cell>
          <table:table-cell table:style-name="Table5.A2" office:value-type="string">
            <text:p text:style-name="P64">InputBox::setFocus(bool isFocus)</text:p>
          </table:table-cell>
          <table:table-cell table:style-name="Table5.D2" office:value-type="string">
            <text:p text:style-name="P95">change focus status </text:p>
            <text:p text:style-name="P95">change background color, which is rely on status of focus</text:p>
          </table:table-cell>
        </table:table-row>
        <table:table-row>
          <table:table-cell table:style-name="Table5.A2" office:value-type="string">
            <text:p text:style-name="P29">public</text:p>
          </table:table-cell>
          <table:table-cell table:style-name="Table5.A2" office:value-type="string">
            <text:p text:style-name="P64">bool</text:p>
          </table:table-cell>
          <table:table-cell table:style-name="Table5.A2" office:value-type="string">
            <text:p text:style-name="P64">InputBox::addDigit(int d)</text:p>
          </table:table-cell>
          <table:table-cell table:style-name="Table5.D2" office:value-type="string">
            <text:p text:style-name="P95">return true if d is insertable</text:p>
            <text:p text:style-name="P95">if focus = false, do nothing</text:p>
            <text:p text:style-name="P96">if d &lt; 0 or d &gt; 9 do nothing</text:p>
            <text:p text:style-name="P96">set inp = inp * 10 + d (add d to the end of number)</text:p>
            <text:p text:style-name="P96"/>
          </table:table-cell>
        </table:table-row>
        <table:table-row>
          <table:table-cell table:style-name="Table5.A2" office:value-type="string">
            <text:p text:style-name="P30">public</text:p>
          </table:table-cell>
          <table:table-cell table:style-name="Table5.A2" office:value-type="string">
            <text:p text:style-name="P65">void</text:p>
          </table:table-cell>
          <table:table-cell table:style-name="Table5.A2" office:value-type="string">
            <text:p text:style-name="P65">InputBox::setRange(int Lower, int Upper)</text:p>
          </table:table-cell>
          <table:table-cell table:style-name="Table5.D2" office:value-type="string">
            <text:p text:style-name="P96">if inp is out of range [Lower, Upper], set inp to the closest value in range</text:p>
          </table:table-cell>
        </table:table-row>
        <table:table-row>
          <table:table-cell table:style-name="Table5.A2" office:value-type="string">
            <text:p text:style-name="P30">public</text:p>
          </table:table-cell>
          <table:table-cell table:style-name="Table5.A2" office:value-type="string">
            <text:p text:style-name="P65">void</text:p>
          </table:table-cell>
          <table:table-cell table:style-name="Table5.A2" office:value-type="string">
            <text:p text:style-name="P65">InputBox::typing(sf::Keyboard::key code)</text:p>
          </table:table-cell>
          <table:table-cell table:style-name="Table5.D2" office:value-type="string">
            <text:p text:style-name="P96">focus = false do nothing</text:p>
            <text:p text:style-name="P96">if user enter backspace on the keyboard, erase the last digit</text:p>
            <text:p text:style-name="P96">if user enter a digit, which is an integer and &gt;= 0 and &lt;= 9, call addDigit(9)</text:p>
          </table:table-cell>
        </table:table-row>
        <table:table-row>
          <table:table-cell table:style-name="Table5.A2" office:value-type="string">
            <text:p text:style-name="P30">public</text:p>
          </table:table-cell>
          <table:table-cell table:style-name="Table5.A2" office:value-type="string">
            <text:p text:style-name="P65">bool</text:p>
          </table:table-cell>
          <table:table-cell table:style-name="Table5.A2" office:value-type="string">
            <text:p text:style-name="P65">InputBox::pop()</text:p>
          </table:table-cell>
          <table:table-cell table:style-name="Table5.D2" office:value-type="string">
            <text:p text:style-name="P96">return true if inp have been pop, otherwise return false </text:p>
            <text:p text:style-name="P96">if focus = true, and inp != 0, erase the last digit</text:p>
            <text:p text:style-name="P96">otherwise do nothing</text:p>
            <text:p text:style-name="P96"/>
          </table:table-cell>
        </table:table-row>
        <table:table-row>
          <table:table-cell table:style-name="Table5.A2" office:value-type="string">
            <text:p text:style-name="P30">public</text:p>
          </table:table-cell>
          <table:table-cell table:style-name="Table5.A2" office:value-type="string">
            <text:p text:style-name="P65">sf::RectangleShape </text:p>
          </table:table-cell>
          <table:table-cell table:style-name="Table5.A2" office:value-type="string">
            <text:p text:style-name="P65">InputBox::getBackground()</text:p>
          </table:table-cell>
          <table:table-cell table:style-name="Table5.D2" office:value-type="string">
            <text:p text:style-name="P96">return Button::background</text:p>
          </table:table-cell>
        </table:table-row>
        <table:table-row>
          <table:table-cell table:style-name="Table5.A2" office:value-type="string">
            <text:p text:style-name="P30">public</text:p>
          </table:table-cell>
          <table:table-cell table:style-name="Table5.A2" office:value-type="string">
            <text:p text:style-name="P65">sf::Text</text:p>
          </table:table-cell>
          <table:table-cell table:style-name="Table5.A2" office:value-type="string">
            <text:p text:style-name="P65">InputBox::getNum()</text:p>
          </table:table-cell>
          <table:table-cell table:style-name="Table5.D2" office:value-type="string">
            <text:p text:style-name="P96">return Button::num</text:p>
          </table:table-cell>
        </table:table-row>
        <table:table-row>
          <table:table-cell table:style-name="Table5.A2" office:value-type="string">
            <text:p text:style-name="P30">public</text:p>
          </table:table-cell>
          <table:table-cell table:style-name="Table5.A2" office:value-type="string">
            <text:p text:style-name="P65">int</text:p>
          </table:table-cell>
          <table:table-cell table:style-name="Table5.A2" office:value-type="string">
            <text:p text:style-name="P65">InputBox::getValue()</text:p>
          </table:table-cell>
          <table:table-cell table:style-name="Table5.D2" office:value-type="string">
            <text:p text:style-name="P96">return Button::inp</text:p>
          </table:table-cell>
        </table:table-row>
      </table:table>
      <text:list xml:id="list4059675969953" text:continue-numbering="true" text:style-name="L1">
        <text:list-item>
          <text:p text:style-name="P129">Graphics.cpp</text:p>
        </text:list-item>
      </text:list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46">Type</text:p>
          </table:table-cell>
          <table:table-cell table:style-name="Table6.A1" office:value-type="string">
            <text:p text:style-name="P46">name</text:p>
          </table:table-cell>
          <table:table-cell table:style-name="Table6.D1" office:value-type="string">
            <text:p text:style-name="P46">use for</text:p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66">sf::Font</text:p>
          </table:table-cell>
          <table:table-cell table:style-name="Table6.A2" office:value-type="string">
            <text:p text:style-name="P66">GraphicsData::font</text:p>
          </table:table-cell>
          <table:table-cell table:style-name="Table6.D2" office:value-type="string">
            <text:p text:style-name="P62"/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66">int</text:p>
          </table:table-cell>
          <table:table-cell table:style-name="Table6.A2" office:value-type="string">
            <text:p text:style-name="P66">GraphicsData::WIDTH</text:p>
          </table:table-cell>
          <table:table-cell table:style-name="Table6.D2" office:value-type="string">
            <text:p text:style-name="P66">set WIDTH = 1200</text:p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66">sf::RenderWindow</text:p>
          </table:table-cell>
          <table:table-cell table:style-name="Table6.A2" office:value-type="string">
            <text:p text:style-name="P66">GraphicsData::screen</text:p>
          </table:table-cell>
          <table:table-cell table:style-name="Table6.D2" office:value-type="string">
            <text:p text:style-name="P66">initial</text:p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66">int</text:p>
          </table:table-cell>
          <table:table-cell table:style-name="Table6.A2" office:value-type="string">
            <text:p text:style-name="P66">GraphicsData::HEIGHT</text:p>
          </table:table-cell>
          <table:table-cell table:style-name="Table6.D2" office:value-type="string">
            <text:p text:style-name="P66">700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6">void</text:p>
          </table:table-cell>
          <table:table-cell table:style-name="Table6.A2" office:value-type="string">
            <text:p text:style-name="P66">GraphicsData::INIT()</text:p>
          </table:table-cell>
          <table:table-cell table:style-name="Table6.D2" office:value-type="string">
            <text:p text:style-name="P66">load font from file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6">void</text:p>
          </table:table-cell>
          <table:table-cell table:style-name="Table6.A2" office:value-type="string">
            <text:p text:style-name="P66">delay(int t)</text:p>
          </table:table-cell>
          <table:table-cell table:style-name="Table6.D2" office:value-type="string">
            <text:p text:style-name="P66">delay the screen with time t (miliseconds)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sf::Texture</text:p>
          </table:table-cell>
          <table:table-cell table:style-name="Table6.A2" office:value-type="string">
            <text:p text:style-name="P68">TutorialScreen::textureBackground</text:p>
          </table:table-cell>
          <table:table-cell table:style-name="Table6.D2" office:value-type="string">
            <text:p text:style-name="P70">screen background teture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sf::Texture</text:p>
          </table:table-cell>
          <table:table-cell table:style-name="Table6.A2" office:value-type="string">
            <text:p text:style-name="P68">TutorialScreen::logo<text:soft-page-break/>Texture</text:p>
          </table:table-cell>
          <table:table-cell table:style-name="Table6.D2" office:value-type="string">
            <text:p text:style-name="P70">logo texture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sf::Sprite</text:p>
          </table:table-cell>
          <table:table-cell table:style-name="Table6.A2" office:value-type="string">
            <text:p text:style-name="P68">TutorialScreen::spriteBackground</text:p>
          </table:table-cell>
          <table:table-cell table:style-name="Table6.D2" office:value-type="string">
            <text:p text:style-name="P70">sprite of background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sf::Vector2u</text:p>
          </table:table-cell>
          <table:table-cell table:style-name="Table6.A2" office:value-type="string">
            <text:p text:style-name="P68">TutorialScreen::logoSize</text:p>
          </table:table-cell>
          <table:table-cell table:style-name="Table6.D2" office:value-type="string">
            <text:p text:style-name="P70">size of logo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sf::Vector2f</text:p>
          </table:table-cell>
          <table:table-cell table:style-name="Table6.A2" office:value-type="string">
            <text:p text:style-name="P68">TutorialScreen::logoPosition</text:p>
          </table:table-cell>
          <table:table-cell table:style-name="Table6.D2" office:value-type="string">
            <text:p text:style-name="P70">logo position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sf::Sprite</text:p>
          </table:table-cell>
          <table:table-cell table:style-name="Table6.A2" office:value-type="string">
            <text:p text:style-name="P68">TutorialScreen::logo</text:p>
          </table:table-cell>
          <table:table-cell table:style-name="Table6.D2" office:value-type="string">
            <text:p text:style-name="P70">sprite of logo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sf::RectangleShape</text:p>
          </table:table-cell>
          <table:table-cell table:style-name="Table6.A2" office:value-type="string">
            <text:p text:style-name="P68">TutorialScreen::board</text:p>
          </table:table-cell>
          <table:table-cell table:style-name="Table6.D2" office:value-type="string">
            <text:p text:style-name="P70">tutorial board</text:p>
          </table:table-cell>
        </table:table-row>
        <table:table-row table:style-name="Table6.15"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Button</text:p>
          </table:table-cell>
          <table:table-cell table:style-name="Table6.A2" office:value-type="string">
            <text:p text:style-name="P68">TutorialSCreen::goback</text:p>
          </table:table-cell>
          <table:table-cell table:style-name="Table6.D2" office:value-type="string">
            <text:p text:style-name="P70">go back button (return to recent screen)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sf::Text</text:p>
          </table:table-cell>
          <table:table-cell table:style-name="Table6.A2" office:value-type="string">
            <text:p text:style-name="P68">TutorialScreen::content</text:p>
          </table:table-cell>
          <table:table-cell table:style-name="Table6.D2" office:value-type="string">
            <text:p text:style-name="P70">content of tutorial board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void</text:p>
          </table:table-cell>
          <table:table-cell table:style-name="Table6.A2" office:value-type="string">
            <text:p text:style-name="P68">TutorialScreen::INIT()</text:p>
          </table:table-cell>
          <table:table-cell table:style-name="Table6.D2" office:value-type="string">
            <text:p text:style-name="P70">load textureBackground from file</text:p>
            <text:p text:style-name="P70">load sprite background</text:p>
            <text:p text:style-name="P70">load logoTexture from file</text:p>
            <text:p text:style-name="P70">scale logo by 0.6f</text:p>
            <text:p text:style-name="P70">set logo position to top right of screen</text:p>
            <text:p text:style-name="P70">set tutorial board size to be 600x600 <text:span text:style-name="T13">and set it to top left of screen</text:span></text:p>
            <text:p text:style-name="P72">load go back button texture from file and set it to middle right of screen</text:p>
            <text:p text:style-name="P72">load TutorialScreen::context: font, character size, text color and set it position inside tutorial board.</text:p>
            <text:p text:style-name="P70"/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void</text:p>
          </table:table-cell>
          <table:table-cell table:style-name="Table6.A2" office:value-type="string">
            <text:p text:style-name="P68">TutorialScreen::<text:span text:style-name="T14">d</text:span>raw()</text:p>
          </table:table-cell>
          <table:table-cell table:style-name="Table6.D2" office:value-type="string">
            <text:p text:style-name="P74">draw to screen: spriteBackground, logo, board, goback.getSprite(), content</text:p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68">void</text:p>
          </table:table-cell>
          <table:table-cell table:style-name="Table6.A2" office:value-type="string">
            <text:p text:style-name="P68">TutorialScreen::Run()</text:p>
          </table:table-cell>
          <table:table-cell table:style-name="Table6.D2" office:value-type="string">
            <text:p text:style-name="P74">while screen is open:</text:p>
            <text:p text:style-name="P74">call draw()</text:p>
            <text:p text:style-name="P74">if closed button is pressed, close screen</text:p>
            <text:p text:style-name="P74">if goback button is pressed, return to recent screen</text:p>
            <text:p text:style-name="P74">if mouse move to inside goback button, change goback texture</text:p>
          </table:table-cell>
        </table:table-row>
        <table:table-row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75">sf::Texture</text:p>
          </table:table-cell>
          <table:table-cell table:style-name="Table6.A2" office:value-type="string">
            <text:p text:style-name="P75">HighScoresScreen::<text:span text:style-name="T15">textureBackground</text:span></text:p>
          </table:table-cell>
          <table:table-cell table:style-name="Table6.D2" office:value-type="string">
            <text:p text:style-name="P78">screen background textur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sf::Texture</text:p>
          </table:table-cell>
          <table:table-cell table:style-name="Table6.A2" office:value-type="string">
            <text:p text:style-name="P76"><text:span text:style-name="T25">HighScoresScreen::</text:span>logoTexture</text:p>
          </table:table-cell>
          <table:table-cell table:style-name="Table6.D2" office:value-type="string">
            <text:p text:style-name="P78">logo textur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sf::Sprite</text:p>
          </table:table-cell>
          <table:table-cell table:style-name="Table6.A2" office:value-type="string">
            <text:p text:style-name="P76"><text:span text:style-name="T25">HighScoresScreen::</text:span>spriteBackground</text:p>
          </table:table-cell>
          <table:table-cell table:style-name="Table6.D2" office:value-type="string">
            <text:p text:style-name="P78">sprite of screen background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sf::Vector2f </text:p>
          </table:table-cell>
          <table:table-cell table:style-name="Table6.A2" office:value-type="string">
            <text:p text:style-name="P76"><text:span text:style-name="T25">HighScoresScreen::</text:span>logoPosition</text:p>
          </table:table-cell>
          <table:table-cell table:style-name="Table6.D2" office:value-type="string">
            <text:p text:style-name="P79">logo position in screen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sf::Sprite</text:p>
          </table:table-cell>
          <table:table-cell table:style-name="Table6.A2" office:value-type="string">
            <text:p text:style-name="P77"><text:span text:style-name="T25">HighScoresScreen::</text:span>l<text:soft-page-break/>ogo</text:p>
          </table:table-cell>
          <table:table-cell table:style-name="Table6.D2" office:value-type="string">
            <text:p text:style-name="P79">sprite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sf::RectangleShape</text:p>
          </table:table-cell>
          <table:table-cell table:style-name="Table6.A2" office:value-type="string">
            <text:p text:style-name="P77"><text:span text:style-name="T25">HighScoresScreenHighScoresScreen::</text:span>board</text:p>
          </table:table-cell>
          <table:table-cell table:style-name="Table6.D2" office:value-type="string">
            <text:p text:style-name="P79">high score board background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Button</text:p>
          </table:table-cell>
          <table:table-cell table:style-name="Table6.A2" office:value-type="string">
            <text:p text:style-name="P77"><text:span text:style-name="T25">HighScoresScreen::</text:span>goback</text:p>
          </table:table-cell>
          <table:table-cell table:style-name="Table6.D2" office:value-type="string">
            <text:p text:style-name="P79">goback button (return recent screen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std::vector&lt;sf::Text&gt; </text:p>
          </table:table-cell>
          <table:table-cell table:style-name="Table6.A2" office:value-type="string">
            <text:p text:style-name="P77"><text:span text:style-name="T25">HighScoresScreen::</text:span>texts[4]</text:p>
          </table:table-cell>
          <table:table-cell table:style-name="Table6.D2" office:value-type="string">
            <text:p text:style-name="P79">scores (displayable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sf::Text</text:p>
          </table:table-cell>
          <table:table-cell table:style-name="Table6.A2" office:value-type="string">
            <text:p text:style-name="P77"><text:span text:style-name="T25">HighScoresScreen::</text:span>title</text:p>
          </table:table-cell>
          <table:table-cell table:style-name="Table6.D2" office:value-type="string">
            <text:p text:style-name="P79">title of screen (in this stituation is “high score”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std::vector&lt; std::arrray&lt;float, 4&gt; &gt; </text:p>
          </table:table-cell>
          <table:table-cell table:style-name="Table6.A2" office:value-type="string">
            <text:p text:style-name="P77"><text:span text:style-name="T25">HighScoresScreen::</text:span>scores</text:p>
          </table:table-cell>
          <table:table-cell table:style-name="Table6.D2" office:value-type="string">
            <text:p text:style-name="P79">scores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int</text:p>
          </table:table-cell>
          <table:table-cell table:style-name="Table6.A2" office:value-type="string">
            <text:p text:style-name="P77"><text:span text:style-name="T25">HighScoresScreen::</text:span>px</text:p>
            <text:p text:style-name="P76"/>
          </table:table-cell>
          <table:table-cell table:style-name="Table6.D2" office:value-type="string">
            <text:p text:style-name="P79">beginning of displays (use for scrolling feature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int</text:p>
          </table:table-cell>
          <table:table-cell table:style-name="Table6.A2" office:value-type="string">
            <text:p text:style-name="P77"><text:span text:style-name="T25">HighScoresScreen::</text:span>status</text:p>
          </table:table-cell>
          <table:table-cell table:style-name="Table6.D2" office:value-type="string">
            <text:p text:style-name="P74"/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bool</text:p>
          </table:table-cell>
          <table:table-cell table:style-name="Table6.A2" office:value-type="string">
            <text:p text:style-name="P77"><text:span text:style-name="T25">HighScoresScreen::</text:span>cmp(std::array&lt;float, 4&gt; a, std::array&lt;float, 4&gt; b<text:span text:style-name="T16">)</text:span></text:p>
          </table:table-cell>
          <table:table-cell table:style-name="Table6.D2" office:value-type="string">
            <text:p text:style-name="P80">compare function for sort the scores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void</text:p>
          </table:table-cell>
          <table:table-cell table:style-name="Table6.A2" office:value-type="string">
            <text:p text:style-name="P77"><text:span text:style-name="T25">HighScoresScreen::</text:span>INIT()</text:p>
          </table:table-cell>
          <table:table-cell table:style-name="Table6.D2" office:value-type="string">
            <text:p text:style-name="P80">load screen background from file</text:p>
            <text:p text:style-name="P80">load logoTexture from file</text:p>
            <text:p text:style-name="P80">set logoSize</text:p>
            <text:p text:style-name="P80">set logoPosition</text:p>
            <text:p text:style-name="P80">scale logo by 0.6</text:p>
            <text:p text:style-name="P80">set high scores board size = 600x600,<text:span text:style-name="T17"> set position to top left of screen, set RGB (64,64,200) as background color</text:span></text:p>
            <text:p text:style-name="P81">add goback texture and set goback button position to middle right of screen</text:p>
            <text:p text:style-name="P81">load title: font, character size, color, position</text:p>
            <text:p text:style-name="P81">get scores from file</text:p>
            <text:p text:style-name="P81">sort scores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void</text:p>
          </table:table-cell>
          <table:table-cell table:style-name="Table6.A2" office:value-type="string">
            <text:p text:style-name="P77"><text:span text:style-name="T25">HighScoresScreen::</text:span>draw()</text:p>
          </table:table-cell>
          <table:table-cell table:style-name="Table6.D2" office:value-type="string">
            <text:p text:style-name="P81">draw spriteBackground, logo, board, goback button, title</text:p>
            <text:p text:style-name="P81">draw scores (from px to px + 15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void</text:p>
          </table:table-cell>
          <table:table-cell table:style-name="Table6.A2" office:value-type="string">
            <text:p text:style-name="P77"><text:span text:style-name="T25">HighScoresScreen::</text:span>Scrolling(int delta)</text:p>
          </table:table-cell>
          <table:table-cell table:style-name="Table6.D2" office:value-type="string">
            <text:p text:style-name="P81">scrolling high scores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76">void</text:p>
          </table:table-cell>
          <table:table-cell table:style-name="Table6.A2" office:value-type="string">
            <text:p text:style-name="P77"><text:span text:style-name="T25">HighScoresScreen::</text:span>Run()</text:p>
          </table:table-cell>
          <table:table-cell table:style-name="Table6.D2" office:value-type="string">
            <text:p text:style-name="P81">if closed button is pressed, close </text:p>
            <text:p text:style-name="P81">if goback is pressed, return recent screen</text:p>
            <text:p text:style-name="P81">if change goback texture if mouse is inside goback button area </text:p>
            <text:p text:style-name="P82">if mouse wheel scolled, scrolling high scores board.</text:p>
          </table:table-cell>
        </table:table-row>
        <text:soft-page-break/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const int</text:p>
          </table:table-cell>
          <table:table-cell table:style-name="Table6.A2" office:value-type="string">
            <text:p text:style-name="P82">DeadScreen::shilfButVer</text:p>
          </table:table-cell>
          <table:table-cell table:style-name="Table6.D2" office:value-type="string">
            <text:p text:style-name="P85">shilf all button to the right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const int</text:p>
          </table:table-cell>
          <table:table-cell table:style-name="Table6.A2" office:value-type="string">
            <text:p text:style-name="P83">DeadScreen::shilfButHor</text:p>
          </table:table-cell>
          <table:table-cell table:style-name="Table6.D2" office:value-type="string">
            <text:p text:style-name="P85">shilf down all button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Texture</text:p>
          </table:table-cell>
          <table:table-cell table:style-name="Table6.A2" office:value-type="string">
            <text:p text:style-name="P82">DeadScreen::textureBackground</text:p>
          </table:table-cell>
          <table:table-cell table:style-name="Table6.D2" office:value-type="string">
            <text:p text:style-name="P85">texture of screen background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Texture</text:p>
          </table:table-cell>
          <table:table-cell table:style-name="Table6.A2" office:value-type="string">
            <text:p text:style-name="P82">DeadScreen::logoTexture</text:p>
          </table:table-cell>
          <table:table-cell table:style-name="Table6.D2" office:value-type="string">
            <text:p text:style-name="P85">texture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Texture</text:p>
          </table:table-cell>
          <table:table-cell table:style-name="Table6.A2" office:value-type="string">
            <text:p text:style-name="P82">DeadScreen::titleTexture</text:p>
          </table:table-cell>
          <table:table-cell table:style-name="Table6.D2" office:value-type="string">
            <text:p text:style-name="P85">texture of titl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Sprite</text:p>
          </table:table-cell>
          <table:table-cell table:style-name="Table6.A2" office:value-type="string">
            <text:p text:style-name="P82">DeadScreen::spriteBackground</text:p>
          </table:table-cell>
          <table:table-cell table:style-name="Table6.D2" office:value-type="string">
            <text:p text:style-name="P85">sprite of screen background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Vector2u</text:p>
          </table:table-cell>
          <table:table-cell table:style-name="Table6.A2" office:value-type="string">
            <text:p text:style-name="P82">DeadScreen::logoSize</text:p>
          </table:table-cell>
          <table:table-cell table:style-name="Table6.D2" office:value-type="string">
            <text:p text:style-name="P85">size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Vector2u</text:p>
          </table:table-cell>
          <table:table-cell table:style-name="Table6.A2" office:value-type="string">
            <text:p text:style-name="P82">DeadScreen::titleSize</text:p>
          </table:table-cell>
          <table:table-cell table:style-name="Table6.D2" office:value-type="string">
            <text:p text:style-name="P85">size of titl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Vector2f</text:p>
          </table:table-cell>
          <table:table-cell table:style-name="Table6.A2" office:value-type="string">
            <text:p text:style-name="P82">DeadScreen::logoPosition</text:p>
          </table:table-cell>
          <table:table-cell table:style-name="Table6.D2" office:value-type="string">
            <text:p text:style-name="P85">position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Vector2f</text:p>
          </table:table-cell>
          <table:table-cell table:style-name="Table6.A2" office:value-type="string">
            <text:p text:style-name="P82">DeadScreen::titlePosition</text:p>
          </table:table-cell>
          <table:table-cell table:style-name="Table6.D2" office:value-type="string">
            <text:p text:style-name="P85">position of titl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Sprite</text:p>
          </table:table-cell>
          <table:table-cell table:style-name="Table6.A2" office:value-type="string">
            <text:p text:style-name="P82"><text:span text:style-name="T18">DeadScreen::</text:span>logo</text:p>
          </table:table-cell>
          <table:table-cell table:style-name="Table6.D2" office:value-type="string">
            <text:p text:style-name="P85">sprite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sf::Sprite</text:p>
          </table:table-cell>
          <table:table-cell table:style-name="Table6.A2" office:value-type="string">
            <text:p text:style-name="P82"><text:span text:style-name="T18">DeadScreen::</text:span>title</text:p>
          </table:table-cell>
          <table:table-cell table:style-name="Table6.D2" office:value-type="string">
            <text:p text:style-name="P85">sprite of titl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Button</text:p>
          </table:table-cell>
          <table:table-cell table:style-name="Table6.A2" office:value-type="string">
            <text:p text:style-name="P82"><text:span text:style-name="T18">DeadScreen::</text:span>goback</text:p>
          </table:table-cell>
          <table:table-cell table:style-name="Table6.D2" office:value-type="string">
            <text:p text:style-name="P85">goback button (return recent screen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Button</text:p>
          </table:table-cell>
          <table:table-cell table:style-name="Table6.A2" office:value-type="string">
            <text:p text:style-name="P82"><text:span text:style-name="T18">DeadScreen::</text:span>highScore</text:p>
          </table:table-cell>
          <table:table-cell table:style-name="Table6.D2" office:value-type="string">
            <text:p text:style-name="P85">high score button (go to high score screen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void</text:p>
          </table:table-cell>
          <table:table-cell table:style-name="Table6.A2" office:value-type="string">
            <text:p text:style-name="P82"><text:span text:style-name="T18">DeadScreen::</text:span>draw()</text:p>
          </table:table-cell>
          <table:table-cell table:style-name="Table6.D2" office:value-type="string">
            <text:p text:style-name="P85">draw: background, title, high score button, goback button,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void </text:p>
          </table:table-cell>
          <table:table-cell table:style-name="Table6.A2" office:value-type="string">
            <text:p text:style-name="P82"><text:span text:style-name="T18">DeadScreen::</text:span>INIT()</text:p>
          </table:table-cell>
          <table:table-cell table:style-name="Table6.D2" office:value-type="string">
            <text:p text:style-name="P85">load texturebackground from file</text:p>
            <text:p text:style-name="P85">load logoTexture from file</text:p>
            <text:p text:style-name="P85">set logoSize, logoPosition to 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void </text:p>
          </table:table-cell>
          <table:table-cell table:style-name="Table6.A2" office:value-type="string">
            <text:p text:style-name="P82"><text:span text:style-name="T18">DeadScreen::</text:span>mouseChangeStatus(int x, int y)</text:p>
          </table:table-cell>
          <table:table-cell table:style-name="Table6.D2" office:value-type="string">
            <text:p text:style-name="P86">change status of buttons of mouse position is insid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2">void </text:p>
          </table:table-cell>
          <table:table-cell table:style-name="Table6.A2" office:value-type="string">
            <text:p text:style-name="P82"><text:span text:style-name="T18">DeadScreen::</text:span>Run()</text:p>
          </table:table-cell>
          <table:table-cell table:style-name="Table6.D2" office:value-type="string">
            <text:p text:style-name="P86">call draw()</text:p>
            <text:p text:style-name="P86">if close button is pressed, close screen</text:p>
            <text:p text:style-name="P86">if goback button is pressed, return recent screen </text:p>
            <text:p text:style-name="P86">if high score buttoon is pressed, go to high score screen </text:p>
            <text:p text:style-name="P86">if mouse moved, change texture of buttons, which mouse is inside it arera.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7">const int</text:p>
          </table:table-cell>
          <table:table-cell table:style-name="Table6.A2" office:value-type="string">
            <text:p text:style-name="P87"><text:span text:style-name="T19">WinningScreen::</text:span>shilfButVer</text:p>
          </table:table-cell>
          <table:table-cell table:style-name="Table6.D2" office:value-type="string">
            <text:p text:style-name="P89">shilf all button to the right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7">const int</text:p>
          </table:table-cell>
          <table:table-cell table:style-name="Table6.A2" office:value-type="string">
            <text:p text:style-name="P87"><text:span text:style-name="T19">WinningScreen::</text:span>shilf<text:soft-page-break/>ButHor</text:p>
          </table:table-cell>
          <table:table-cell table:style-name="Table6.D2" office:value-type="string">
            <text:p text:style-name="P90">shilf down all button 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7">sf::Texture</text:p>
          </table:table-cell>
          <table:table-cell table:style-name="Table6.A2" office:value-type="string">
            <text:p text:style-name="P87"><text:span text:style-name="T19">WinningScreen::</text:span>textureBackground</text:p>
          </table:table-cell>
          <table:table-cell table:style-name="Table6.D2" office:value-type="string">
            <text:p text:style-name="P90">texture of screen background 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Texture</text:p>
          </table:table-cell>
          <table:table-cell table:style-name="Table6.A2" office:value-type="string">
            <text:p text:style-name="P88">WinningScreen::logoTexture</text:p>
          </table:table-cell>
          <table:table-cell table:style-name="Table6.D2" office:value-type="string">
            <text:p text:style-name="P90">texture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Texture</text:p>
          </table:table-cell>
          <table:table-cell table:style-name="Table6.A2" office:value-type="string">
            <text:p text:style-name="P88">WinningScreen::titleTexture</text:p>
          </table:table-cell>
          <table:table-cell table:style-name="Table6.D2" office:value-type="string">
            <text:p text:style-name="P90">texture of titl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Sprite</text:p>
          </table:table-cell>
          <table:table-cell table:style-name="Table6.A2" office:value-type="string">
            <text:p text:style-name="P88">WinningScreen::spriteBackground</text:p>
          </table:table-cell>
          <table:table-cell table:style-name="Table6.D2" office:value-type="string">
            <text:p text:style-name="P90">sprite of screen background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Vecto2u</text:p>
          </table:table-cell>
          <table:table-cell table:style-name="Table6.A2" office:value-type="string">
            <text:p text:style-name="P88">WinningScreen::logoSize</text:p>
          </table:table-cell>
          <table:table-cell table:style-name="Table6.D2" office:value-type="string">
            <text:p text:style-name="P90">size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Vector2u</text:p>
          </table:table-cell>
          <table:table-cell table:style-name="Table6.A2" office:value-type="string">
            <text:p text:style-name="P88">WinningScreen::titleSize</text:p>
          </table:table-cell>
          <table:table-cell table:style-name="Table6.D2" office:value-type="string">
            <text:p text:style-name="P90">size of titl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Vector2f</text:p>
          </table:table-cell>
          <table:table-cell table:style-name="Table6.A2" office:value-type="string">
            <text:p text:style-name="P88">WinningScreen::logoPosition</text:p>
          </table:table-cell>
          <table:table-cell table:style-name="Table6.D2" office:value-type="string">
            <text:p text:style-name="P90">position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Vector2f</text:p>
          </table:table-cell>
          <table:table-cell table:style-name="Table6.A2" office:value-type="string">
            <text:p text:style-name="P88">WinningScreen::titlePosition</text:p>
          </table:table-cell>
          <table:table-cell table:style-name="Table6.D2" office:value-type="string">
            <text:p text:style-name="P90">position of titl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Sprite</text:p>
          </table:table-cell>
          <table:table-cell table:style-name="Table6.A2" office:value-type="string">
            <text:p text:style-name="P88">WinningScreen::logo</text:p>
          </table:table-cell>
          <table:table-cell table:style-name="Table6.D2" office:value-type="string">
            <text:p text:style-name="P90">sprite of logo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sf::Sprite</text:p>
          </table:table-cell>
          <table:table-cell table:style-name="Table6.A2" office:value-type="string">
            <text:p text:style-name="P88">WinningScreen::title</text:p>
          </table:table-cell>
          <table:table-cell table:style-name="Table6.D2" office:value-type="string">
            <text:p text:style-name="P90">sprite of title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Button</text:p>
          </table:table-cell>
          <table:table-cell table:style-name="Table6.A2" office:value-type="string">
            <text:p text:style-name="P88">WinningScreen::goback</text:p>
          </table:table-cell>
          <table:table-cell table:style-name="Table6.D2" office:value-type="string">
            <text:p text:style-name="P90">goback button (return recent screen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Button</text:p>
          </table:table-cell>
          <table:table-cell table:style-name="Table6.A2" office:value-type="string">
            <text:p text:style-name="P88">WinningScreen::highScore</text:p>
          </table:table-cell>
          <table:table-cell table:style-name="Table6.D2" office:value-type="string">
            <text:p text:style-name="P90">high score button (go to high score screen)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void</text:p>
          </table:table-cell>
          <table:table-cell table:style-name="Table6.A2" office:value-type="string">
            <text:p text:style-name="P88">WinningScreen::draw()</text:p>
          </table:table-cell>
          <table:table-cell table:style-name="Table6.D2" office:value-type="string">
            <text:p text:style-name="P90">draw: background, title, highscore, goback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void </text:p>
          </table:table-cell>
          <table:table-cell table:style-name="Table6.A2" office:value-type="string">
            <text:p text:style-name="P88">WinningScreen::INIT()</text:p>
          </table:table-cell>
          <table:table-cell table:style-name="Table6.D2" office:value-type="string">
            <text:p text:style-name="P90">load background texture from file</text:p>
            <text:p text:style-name="P90">set spriteBackground</text:p>
            <text:p text:style-name="P90">load logoTexture from file</text:p>
            <text:p text:style-name="P91">set logo</text:p>
            <text:p text:style-name="P91">set title</text:p>
            <text:p text:style-name="P91">add textures of goback button</text:p>
            <text:p text:style-name="P91">add textures of highscore button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void </text:p>
          </table:table-cell>
          <table:table-cell table:style-name="Table6.A2" office:value-type="string">
            <text:p text:style-name="P88">WinningScreen::mouseChangeStatus(int x, int y)</text:p>
          </table:table-cell>
          <table:table-cell table:style-name="Table6.D2" office:value-type="string">
            <text:p text:style-name="P91">if mouse is inside goback button area, change texture of goback button</text:p>
            <text:p text:style-name="P91">if mouse is inside high score button area, change texture of high scores button</text:p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88">void</text:p>
          </table:table-cell>
          <table:table-cell table:style-name="Table6.A2" office:value-type="string">
            <text:p text:style-name="P88">WinningScreen::Run(float result, int n, int m, int k)</text:p>
          </table:table-cell>
          <table:table-cell table:style-name="Table6.D2" office:value-type="string">
            <text:p text:style-name="P91">add new high score to file “.highscores” (result is time play, n is number of columns, m is number of rows, k is number of mines)</text:p>
            <text:p text:style-name="P91"/>
            <text:p text:style-name="P91">draw screen</text:p>
            <text:p text:style-name="P91">if closed button is pressed, close screen</text:p>
            <text:p text:style-name="P91">if goback button is pressed, return recent screen </text:p>
            <text:p text:style-name="P91">if highscores button is pressed, go to high <text:soft-page-break/>scores screen.</text:p>
            <text:p text:style-name="P91">if mouse move and is inside a button, change it textures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ure</text:p>
          </table:table-cell>
          <table:table-cell table:style-name="Table6.A2" office:value-type="string">
            <text:p text:style-name="P98">GameScreen::texttureBackground</text:p>
          </table:table-cell>
          <table:table-cell table:style-name="Table6.D2" office:value-type="string">
            <text:p text:style-name="P101">texture of screen backgroun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ure</text:p>
          </table:table-cell>
          <table:table-cell table:style-name="Table6.A2" office:value-type="string">
            <text:p text:style-name="P98">GameScreen::logoTexture</text:p>
          </table:table-cell>
          <table:table-cell table:style-name="Table6.D2" office:value-type="string">
            <text:p text:style-name="P101">textur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Sprite</text:p>
          </table:table-cell>
          <table:table-cell table:style-name="Table6.A2" office:value-type="string">
            <text:p text:style-name="P98">GameScreen::spriteBackground</text:p>
          </table:table-cell>
          <table:table-cell table:style-name="Table6.D2" office:value-type="string">
            <text:p text:style-name="P101">sprite of screen backgroun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Sprite</text:p>
          </table:table-cell>
          <table:table-cell table:style-name="Table6.A2" office:value-type="string">
            <text:p text:style-name="P98">GameScreen:: logo</text:p>
          </table:table-cell>
          <table:table-cell table:style-name="Table6.D2" office:value-type="string">
            <text:p text:style-name="P101">sprit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u</text:p>
          </table:table-cell>
          <table:table-cell table:style-name="Table6.A2" office:value-type="string">
            <text:p text:style-name="P98">GameScreen::logoSize</text:p>
          </table:table-cell>
          <table:table-cell table:style-name="Table6.D2" office:value-type="string">
            <text:p text:style-name="P101">siz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f</text:p>
          </table:table-cell>
          <table:table-cell table:style-name="Table6.A2" office:value-type="string">
            <text:p text:style-name="P98">GameScreen::logoPosition</text:p>
          </table:table-cell>
          <table:table-cell table:style-name="Table6.D2" office:value-type="string">
            <text:p text:style-name="P101">position of logo in screen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</text:p>
          </table:table-cell>
          <table:table-cell table:style-name="Table6.A2" office:value-type="string">
            <text:p text:style-name="P98">GameScreen::textTime</text:p>
          </table:table-cell>
          <table:table-cell table:style-name="Table6.D2" office:value-type="string">
            <text:p text:style-name="P101">Time play (this variable is printable to screen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</text:p>
          </table:table-cell>
          <table:table-cell table:style-name="Table6.A2" office:value-type="string">
            <text:p text:style-name="P98">GameScreen::textFlag</text:p>
          </table:table-cell>
          <table:table-cell table:style-name="Table6.D2" office:value-type="string">
            <text:p text:style-name="P101">number flag that are used (this variable is printable to screen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</text:p>
          </table:table-cell>
          <table:table-cell table:style-name="Table6.A2" office:value-type="string">
            <text:p text:style-name="P98">GameScreen::gameInfo</text:p>
          </table:table-cell>
          <table:table-cell table:style-name="Table6.D2" office:value-type="string">
            <text:p text:style-name="P101">contain number of columns, number of rows, number of mines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</text:p>
          </table:table-cell>
          <table:table-cell table:style-name="Table6.A2" office:value-type="string">
            <text:p text:style-name="P98">GameScreen::tutorial</text:p>
          </table:table-cell>
          <table:table-cell table:style-name="Table6.D2" office:value-type="string">
            <text:p text:style-name="P101">if columns &gt; 10 or rows &gt; 10 (use)</text:p>
            <text:p text:style-name="P98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td::vector&lt;Button&gt;</text:p>
          </table:table-cell>
          <table:table-cell table:style-name="Table6.A2" office:value-type="string">
            <text:p text:style-name="P98">GameScreen::tab</text:p>
          </table:table-cell>
          <table:table-cell table:style-name="Table6.D2" office:value-type="string">
            <text:p text:style-name="P102">display the cells to the screen (open cells, unopen cell, mark cell, suspicious cell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0">Button</text:p>
          </table:table-cell>
          <table:table-cell table:style-name="Table6.A2" office:value-type="string">
            <text:p text:style-name="P99">GameScreen::<text:span text:style-name="T26">goback</text:span></text:p>
          </table:table-cell>
          <table:table-cell table:style-name="Table6.D2" office:value-type="string">
            <text:p text:style-name="P110">return recent screen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u</text:p>
          </table:table-cell>
          <table:table-cell table:style-name="Table6.A2" office:value-type="string">
            <text:p text:style-name="P98">GameScreen::choosingCell</text:p>
          </table:table-cell>
          <table:table-cell table:style-name="Table6.D2" office:value-type="string">
            <text:p text:style-name="P108">the cell that have mouse position inside.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07">Button</text:p>
          </table:table-cell>
          <table:table-cell table:style-name="Table6.A2" office:value-type="string">
            <text:p text:style-name="P107">leftBar</text:p>
          </table:table-cell>
          <table:table-cell table:style-name="Table6.D2" office:value-type="string">
            <text:p text:style-name="P107">if number of columns greater than 10, this bar help player know that they can use left arrow button to move the left subboar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07">Button</text:p>
          </table:table-cell>
          <table:table-cell table:style-name="Table6.A2" office:value-type="string">
            <text:p text:style-name="P107">rightBar</text:p>
          </table:table-cell>
          <table:table-cell table:style-name="Table6.D2" office:value-type="string">
            <text:p text:style-name="P107">if number of columns greater than 10, this bar help player know that they can use left arrow button to move the right subboar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07">Button</text:p>
          </table:table-cell>
          <table:table-cell table:style-name="Table6.A2" office:value-type="string">
            <text:p text:style-name="P107">downBar</text:p>
          </table:table-cell>
          <table:table-cell table:style-name="Table6.D2" office:value-type="string">
            <text:p text:style-name="P107">if number of columns greater than 10, this bar help player know that they can use left arrow button to move the down subboar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07">Button</text:p>
          </table:table-cell>
          <table:table-cell table:style-name="Table6.A2" office:value-type="string">
            <text:p text:style-name="P107">UpBar</text:p>
          </table:table-cell>
          <table:table-cell table:style-name="Table6.D2" office:value-type="string">
            <text:p text:style-name="P107">if number of columns greater than 10, this bar help player know that they can use left arrow button to move the up subboar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const int</text:p>
          </table:table-cell>
          <table:table-cell table:style-name="Table6.A2" office:value-type="string">
            <text:p text:style-name="P98">GameScreen::SHIFT_DOWN</text:p>
          </table:table-cell>
          <table:table-cell table:style-name="Table6.D2" office:value-type="string">
            <text:p text:style-name="P102">shilf down every<text:span text:style-name="T22">thing</text:span> (except background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const int</text:p>
          </table:table-cell>
          <table:table-cell table:style-name="Table6.A2" office:value-type="string">
            <text:p text:style-name="P98">GameScreen::SHIFT_RIGHT</text:p>
          </table:table-cell>
          <table:table-cell table:style-name="Table6.D2" office:value-type="string">
            <text:p text:style-name="P102">shilf right every<text:span text:style-name="T22">thing</text:span> (except background)</text:p>
          </table:table-cell>
        </table:table-row>
        <text:soft-page-break/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const int</text:p>
          </table:table-cell>
          <table:table-cell table:style-name="Table6.A2" office:value-type="string">
            <text:p text:style-name="P98">GameScreen::ICON_WIDTH</text:p>
          </table:table-cell>
          <table:table-cell table:style-name="Table6.D2" office:value-type="string">
            <text:p text:style-name="P102">width of cell texture (in pixels)</text:p>
            <text:p text:style-name="P102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const int</text:p>
          </table:table-cell>
          <table:table-cell table:style-name="Table6.A2" office:value-type="string">
            <text:p text:style-name="P98">GameScreen::ICON_HEIGHT</text:p>
          </table:table-cell>
          <table:table-cell table:style-name="Table6.D2" office:value-type="string">
            <text:p text:style-name="P102">height of cell texture (in pixels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const float</text:p>
          </table:table-cell>
          <table:table-cell table:style-name="Table6.A2" office:value-type="string">
            <text:p text:style-name="P98">GameScreen::SCALE</text:p>
          </table:table-cell>
          <table:table-cell table:style-name="Table6.D2" office:value-type="string">
            <text:p text:style-name="P102">scale the cell by a number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int</text:p>
          </table:table-cell>
          <table:table-cell table:style-name="Table6.A2" office:value-type="string">
            <text:p text:style-name="P98">GameScreen::px</text:p>
          </table:table-cell>
          <table:table-cell table:style-name="Table6.D2" office:value-type="string">
            <text:p text:style-name="P103">use to move to another subboard</text:p>
            <text:p text:style-name="P102">initial: px = 0</text:p>
            <text:p text:style-name="P102">when <text:span text:style-name="T22">up</text:span> arrow is pressed and px &gt; 0, decrease px by 1</text:p>
            <text:p text:style-name="P102">when <text:span text:style-name="T22">down</text:span> arrow is pressed and px + 10 &lt; BoardData::<text:span text:style-name="T22">Rows</text:span>, <text:span text:style-name="T22">increase px by 1</text:span>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int</text:p>
          </table:table-cell>
          <table:table-cell table:style-name="Table6.A2" office:value-type="string">
            <text:p text:style-name="P98">GameScreen::py</text:p>
          </table:table-cell>
          <table:table-cell table:style-name="Table6.D2" office:value-type="string">
            <text:p text:style-name="P103">use to move to another subboard</text:p>
            <text:p text:style-name="P103">initial: py = 0</text:p>
            <text:p text:style-name="P103">when left arrow is pressed and py &gt; 0, decrease py by 1</text:p>
            <text:p text:style-name="P103">when right arrow is pressed and py + 10 &lt; BoardData::Columns, increase py by 1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GameScreen::isDead</text:p>
          </table:table-cell>
          <table:table-cell table:style-name="Table6.D2" office:value-type="string">
            <text:p text:style-name="P103">isDead = true if player open mine cell</text:p>
            <text:p text:style-name="P103">otherwise, isDead = false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GameScreen::isPlaying</text:p>
          </table:table-cell>
          <table:table-cell table:style-name="Table6.D2" office:value-type="string">
            <text:p text:style-name="P103">isPlaying = true if player have start playing</text:p>
            <text:p text:style-name="P103">otherwise, isPlay = false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GameScreen::oldData</text:p>
          </table:table-cell>
          <table:table-cell table:style-name="Table6.D2" office:value-type="string">
            <text:p text:style-name="P104">oldData = true if player is play from old data</text:p>
            <text:p text:style-name="P104">otherwise, oldData = false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int</text:p>
          </table:table-cell>
          <table:table-cell table:style-name="Table6.A2" office:value-type="string">
            <text:p text:style-name="P98">GameScreen::cellsLeft</text:p>
          </table:table-cell>
          <table:table-cell table:style-name="Table6.D2" office:value-type="string">
            <text:p text:style-name="P105">number of cells that have not yet been marked or opene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int</text:p>
          </table:table-cell>
          <table:table-cell table:style-name="Table6.A2" office:value-type="string">
            <text:p text:style-name="P98">GameScreen::mineLeft</text:p>
          </table:table-cell>
          <table:table-cell table:style-name="Table6.D2" office:value-type="string">
            <text:p text:style-name="P105">number of mines that have not yet been marke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int</text:p>
          </table:table-cell>
          <table:table-cell table:style-name="Table6.A2" office:value-type="string">
            <text:p text:style-name="P98">GameScreen::flags</text:p>
          </table:table-cell>
          <table:table-cell table:style-name="Table6.D2" office:value-type="string">
            <text:p text:style-name="P105">number of flag<text:span text:style-name="T23">s that is used</text:span>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saving()</text:p>
          </table:table-cell>
          <table:table-cell table:style-name="Table6.D2" office:value-type="string">
            <text:p text:style-name="P106">saving game play to file “saving.txt”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INIT_GRAPHICS()</text:p>
          </table:table-cell>
          <table:table-cell table:style-name="Table6.D2" office:value-type="string">
            <text:p text:style-name="P106">init all graphics variable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INIT(int n, int m, int k)</text:p>
          </table:table-cell>
          <table:table-cell table:style-name="Table6.D2" office:value-type="string">
            <text:p text:style-name="P106">create a game randomly with rows = n, columns = m, number of mines = k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INIT(std::string link, bool &amp;FirstTry)</text:p>
          </table:table-cell>
          <table:table-cell table:style-name="Table6.D2" office:value-type="string">
            <text:p text:style-name="P107">create a game with old data, if the game has been opened a cell, FirstTry will be false.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 INIT(int x, int y)</text:p>
          </table:table-cell>
          <table:table-cell table:style-name="Table6.D2" office:value-type="string">
            <text:p text:style-name="P107">shuffle the game data until there are no mines around cell (x, y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<text:span text:style-name="T20">n</text:span>::draw()</text:p>
          </table:table-cell>
          <table:table-cell table:style-name="Table6.D2" office:value-type="string">
            <text:p text:style-name="P107">draw background, leftBar, rightBar, downBar, upBar, Board, tutorial, textTime, <text:s/>gameInfo, textFlag, goback button</text:p>
            <text:p text:style-name="P107">draw red rectangle when mouse position is inside a cell</text:p>
          </table:table-cell>
        </table:table-row>
        <text:soft-page-break/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GameScreen::isChoosingCells(int x, int y)</text:p>
          </table:table-cell>
          <table:table-cell table:style-name="Table6.D2" office:value-type="string">
            <text:p text:style-name="P110">return true if mouse position (x, y) is inside the board</text:p>
            <text:p text:style-name="P110">set choosingCell to the current cell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openCells(int x, int y)</text:p>
          </table:table-cell>
          <table:table-cell table:style-name="Table6.D2" office:value-type="string">
            <text:p text:style-name="P108">if (x, y) is a position in Board, open and keep open all cells, which are not mine cells, around that cell and around every cells and have been opened by this function.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GameScreen::isOpenCells(int x, int y, bool &amp;firstTry)</text:p>
          </table:table-cell>
          <table:table-cell table:style-name="Table6.D2" office:value-type="string">
            <text:p text:style-name="P108">return false if mouse position is outside Board </text:p>
            <text:p text:style-name="P108">if play have not open any cell yet, shuffe the Board until every cells around current cell are not mine cells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 flagCell(int x, int y)</text:p>
          </table:table-cell>
          <table:table-cell table:style-name="Table6.D2" office:value-type="string">
            <text:p text:style-name="P109">if current cell(x, y) is not opened or marked or being suspected yet, mark it</text:p>
            <text:p text:style-name="P109">if current cell is marked, turn it into suspicious cell </text:p>
            <text:p text:style-name="P109">if current cell is suspicious, turn it into unopened cell 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GameScreen::isFlagCell<text:span text:style-name="T26">s</text:span>(int x, int y)</text:p>
          </table:table-cell>
          <table:table-cell table:style-name="Table6.D2" office:value-type="string">
            <text:p text:style-name="P109">return false if mouse position (x, y) is out of Board</text:p>
            <text:p text:style-name="P109">call FlagCell() to the current cell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openAround(int x, int y)</text:p>
          </table:table-cell>
          <table:table-cell table:style-name="Table6.D2" office:value-type="string">
            <text:p text:style-name="P109">open every cell that are not opened or marked around cell (x, y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GameScreen::isOpenAround (int x, int y, bool &amp;firstTry)</text:p>
          </table:table-cell>
          <table:table-cell table:style-name="Table6.D2" office:value-type="string">
            <text:p text:style-name="P109">return false if mouse position is outside the Board </text:p>
            <text:p text:style-name="P109">if firstTry is true, the player has not open any cell yet, shuffle the Board until every cell around current cell are not mine cells and open all of them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GameScreen::RunTheClock()</text:p>
          </table:table-cell>
          <table:table-cell table:style-name="Table6.D2" office:value-type="string">
            <text:p text:style-name="P109">start the clock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 </text:p>
          </table:table-cell>
          <table:table-cell table:style-name="Table6.A2" office:value-type="string">
            <text:p text:style-name="P98">GameScreen::Run(int n, int m, int k, std::string link = "null")</text:p>
          </table:table-cell>
          <table:table-cell table:style-name="Table6.D2" office:value-type="string">
            <text:p text:style-name="P109">if link != null, load old data from file</text:p>
            <text:p text:style-name="P109">otherwise create a Board randomly with rows = n, columns = m, mines = <text:span text:style-name="T24">k</text:span></text:p>
            <text:p text:style-name="P132">if close button is pressed, call saving() and close the screen</text:p>
            <text:p text:style-name="P132">if goback button is pressed, call saving() and return recent screen</text:p>
            <text:p text:style-name="P132">if arrow keyboard is pressed, change subboard</text:p>
            <text:p text:style-name="P132">if a cell is open or flag or sus , open or mark or sus it.</text:p>
            <text:p text:style-name="P132"/>
            <text:p text:style-name="P132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2">Button</text:p>
          </table:table-cell>
          <table:table-cell table:style-name="Table6.A2" office:value-type="string">
            <text:p text:style-name="P112">easy</text:p>
          </table:table-cell>
          <table:table-cell table:style-name="Table6.D2" office:value-type="string">
            <text:p text:style-name="P112">easy button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2">Button</text:p>
          </table:table-cell>
          <table:table-cell table:style-name="Table6.A2" office:value-type="string">
            <text:p text:style-name="P112">medium</text:p>
          </table:table-cell>
          <table:table-cell table:style-name="Table6.D2" office:value-type="string">
            <text:p text:style-name="P112">medium button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2">Button</text:p>
          </table:table-cell>
          <table:table-cell table:style-name="Table6.A2" office:value-type="string">
            <text:p text:style-name="P112">hard</text:p>
          </table:table-cell>
          <table:table-cell table:style-name="Table6.D2" office:value-type="string">
            <text:p text:style-name="P112">hard button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2">Button</text:p>
          </table:table-cell>
          <table:table-cell table:style-name="Table6.A2" office:value-type="string">
            <text:p text:style-name="P112">custom</text:p>
          </table:table-cell>
          <table:table-cell table:style-name="Table6.D2" office:value-type="string">
            <text:p text:style-name="P112">custom button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2">Button</text:p>
          </table:table-cell>
          <table:table-cell table:style-name="Table6.A2" office:value-type="string">
            <text:p text:style-name="P112">goback</text:p>
          </table:table-cell>
          <table:table-cell table:style-name="Table6.D2" office:value-type="string">
            <text:p text:style-name="P112">goback button</text:p>
          </table:table-cell>
        </table:table-row>
        <text:soft-page-break/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2">int</text:p>
          </table:table-cell>
          <table:table-cell table:style-name="Table6.A2" office:value-type="string">
            <text:p text:style-name="P112">wheel</text:p>
          </table:table-cell>
          <table:table-cell table:style-name="Table6.D2" office:value-type="string">
            <text:p text:style-name="P112">scroll feature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ure</text:p>
          </table:table-cell>
          <table:table-cell table:style-name="Table6.A2" office:value-type="string">
            <text:p text:style-name="P98">NewGameModeScreen::textureBackground</text:p>
          </table:table-cell>
          <table:table-cell table:style-name="Table6.D2" office:value-type="string">
            <text:p text:style-name="P113">screen backgroun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ure</text:p>
          </table:table-cell>
          <table:table-cell table:style-name="Table6.A2" office:value-type="string">
            <text:p text:style-name="P98">NewGameModeScreen::logoTexture</text:p>
          </table:table-cell>
          <table:table-cell table:style-name="Table6.D2" office:value-type="string">
            <text:p text:style-name="P113">textur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Sprite</text:p>
          </table:table-cell>
          <table:table-cell table:style-name="Table6.A2" office:value-type="string">
            <text:p text:style-name="P98">NewGameModeScreen::spriteBackground</text:p>
          </table:table-cell>
          <table:table-cell table:style-name="Table6.D2" office:value-type="string">
            <text:p text:style-name="P113">sprite of backgroun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u</text:p>
          </table:table-cell>
          <table:table-cell table:style-name="Table6.A2" office:value-type="string">
            <text:p text:style-name="P98">NewGameModeScreen::logoSize</text:p>
          </table:table-cell>
          <table:table-cell table:style-name="Table6.D2" office:value-type="string">
            <text:p text:style-name="P113">siz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f</text:p>
          </table:table-cell>
          <table:table-cell table:style-name="Table6.A2" office:value-type="string">
            <text:p text:style-name="P98">NewGameModeScreen::logoPosition</text:p>
          </table:table-cell>
          <table:table-cell table:style-name="Table6.D2" office:value-type="string">
            <text:p text:style-name="P113">position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Sprite</text:p>
          </table:table-cell>
          <table:table-cell table:style-name="Table6.A2" office:value-type="string">
            <text:p text:style-name="P98">NewGameModeScreen::logo</text:p>
          </table:table-cell>
          <table:table-cell table:style-name="Table6.D2" office:value-type="string">
            <text:p text:style-name="P114">sprit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1">Button</text:p>
          </table:table-cell>
          <table:table-cell table:style-name="Table6.A2" office:value-type="string">
            <text:p text:style-name="P100">NewGameModeScreen::<text:span text:style-name="T27">up</text:span></text:p>
          </table:table-cell>
          <table:table-cell table:style-name="Table6.D2" office:value-type="string">
            <text:p text:style-name="P114">up button (direct player that can scroll mouse wheel to see another option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111">Button</text:p>
          </table:table-cell>
          <table:table-cell table:style-name="Table6.A2" office:value-type="string">
            <text:p text:style-name="P100">NewGameModeScreen::<text:span text:style-name="T27">down</text:span></text:p>
          </table:table-cell>
          <table:table-cell table:style-name="Table6.D2" office:value-type="string">
            <text:p text:style-name="P114">down button (direct player that can scroll mouse wheel to see another option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</text:p>
          </table:table-cell>
          <table:table-cell table:style-name="Table6.A2" office:value-type="string">
            <text:p text:style-name="P98">NewGameModeScreen::scroll</text:p>
          </table:table-cell>
          <table:table-cell table:style-name="Table6.D2" office:value-type="string">
            <text:p text:style-name="P116">show the player that they can scroll mouse wheel to see another option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NewGameModeSreen::INIT()</text:p>
          </table:table-cell>
          <table:table-cell table:style-name="Table6.D2" office:value-type="string">
            <text:p text:style-name="P114">load background, logo, buttons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NewGameModeSreen::DrawButton(Button &amp;a, Button &amp;b, Button &amp;c)</text:p>
          </table:table-cell>
          <table:table-cell table:style-name="Table6.D2" office:value-type="string">
            <text:p text:style-name="P114">draw button a at the top</text:p>
            <text:p text:style-name="P114">draw button b at middle</text:p>
            <text:p text:style-name="P114">draw button c at bottom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NewGameModeSreen::draw()</text:p>
          </table:table-cell>
          <table:table-cell table:style-name="Table6.D2" office:value-type="string">
            <text:p text:style-name="P114">draw </text:p>
            <text:p text:style-name="P114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NewGameModeSreen:: mouseChangeStatus(int x, int y)</text:p>
          </table:table-cell>
          <table:table-cell table:style-name="Table6.D2" office:value-type="string">
            <text:p text:style-name="P114">check all button, change texture of button if position of mouse is inside it area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NewGameModeSreen::ClearStatus()</text:p>
          </table:table-cell>
          <table:table-cell table:style-name="Table6.D2" office:value-type="string">
            <text:p text:style-name="P114">set buttons status = 0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NewGameModeSreen::TextBox(int &amp;n ,int &amp;m, int &amp;k)</text:p>
          </table:table-cell>
          <table:table-cell table:style-name="Table6.D2" office:value-type="string">
            <text:p text:style-name="P114">create a textbox that allow player enter columns, rows, mines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NewGameModeSreen::Run()</text:p>
          </table:table-cell>
          <table:table-cell table:style-name="Table6.D2" office:value-type="string">
            <text:p text:style-name="P114">draw graphics</text:p>
            <text:p text:style-name="P114">if close button is pressed close screen</text:p>
            <text:p text:style-name="P114">if mouse is move, call mouseChangeStatus()</text:p>
            <text:p text:style-name="P132">if close button is pressed, close the screen</text:p>
            <text:p text:style-name="P132">if easy, medium, hard <text:s/>button is pressed, go to game screen.</text:p>
            <text:p text:style-name="P132">if custom button is pressed, pop up a table that <text:soft-page-break/>let player input data and go to game screen</text:p>
            <text:p text:style-name="P132">if mouse wheel is scrolled, scrolling buttons.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ure</text:p>
          </table:table-cell>
          <table:table-cell table:style-name="Table6.A2" office:value-type="string">
            <text:p text:style-name="P98">ChooseGameDataSreen::textureBacground</text:p>
          </table:table-cell>
          <table:table-cell table:style-name="Table6.D2" office:value-type="string">
            <text:p text:style-name="P115">texture of screen backgroun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ure</text:p>
          </table:table-cell>
          <table:table-cell table:style-name="Table6.A2" office:value-type="string">
            <text:p text:style-name="P98">ChooseGameDataSreen::logoTexture</text:p>
          </table:table-cell>
          <table:table-cell table:style-name="Table6.D2" office:value-type="string">
            <text:p text:style-name="P115">textur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Sprite</text:p>
          </table:table-cell>
          <table:table-cell table:style-name="Table6.A2" office:value-type="string">
            <text:p text:style-name="P98">ChooseGameDataSreen::logo</text:p>
          </table:table-cell>
          <table:table-cell table:style-name="Table6.D2" office:value-type="string">
            <text:p text:style-name="P115">sprit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Sprite</text:p>
          </table:table-cell>
          <table:table-cell table:style-name="Table6.A2" office:value-type="string">
            <text:p text:style-name="P98">ChooseGameDataSreen::spriteBackground</text:p>
          </table:table-cell>
          <table:table-cell table:style-name="Table6.D2" office:value-type="string">
            <text:p text:style-name="P115">sprite of screen backgroun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u</text:p>
          </table:table-cell>
          <table:table-cell table:style-name="Table6.A2" office:value-type="string">
            <text:p text:style-name="P98">ChooseGameDataSreen::logoSize</text:p>
          </table:table-cell>
          <table:table-cell table:style-name="Table6.D2" office:value-type="string">
            <text:p text:style-name="P115">siz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f</text:p>
          </table:table-cell>
          <table:table-cell table:style-name="Table6.A2" office:value-type="string">
            <text:p text:style-name="P98">ChooseGameDataSreen::logoPosition</text:p>
          </table:table-cell>
          <table:table-cell table:style-name="Table6.D2" office:value-type="string">
            <text:p text:style-name="P115">position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</text:p>
          </table:table-cell>
          <table:table-cell table:style-name="Table6.A2" office:value-type="string">
            <text:p text:style-name="P98">ChooseGameDataSreen::noData</text:p>
          </table:table-cell>
          <table:table-cell table:style-name="Table6.D2" office:value-type="string">
            <text:p text:style-name="P115">if text that display to announcement that file saving.txt is not foun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RectangleShape</text:p>
          </table:table-cell>
          <table:table-cell table:style-name="Table6.A2" office:value-type="string">
            <text:p text:style-name="P98">ChooseGameDataSreen::noDataBackground</text:p>
          </table:table-cell>
          <table:table-cell table:style-name="Table6.D2" office:value-type="string">
            <text:p text:style-name="P115">background when display text noData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ChooseGameDataSreen::isFileExist(char *link)</text:p>
          </table:table-cell>
          <table:table-cell table:style-name="Table6.D2" office:value-type="string">
            <text:p text:style-name="P115">check the file located at link is exist or not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ChooseGameDataSreen::INIT()</text:p>
          </table:table-cell>
          <table:table-cell table:style-name="Table6.D2" office:value-type="string">
            <text:p text:style-name="P116">load textureBacground, logoTexture from file</text:p>
            <text:p text:style-name="P116"/>
            <text:p text:style-name="P116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ChooseGameDataSreen::draw()</text:p>
          </table:table-cell>
          <table:table-cell table:style-name="Table6.D2" office:value-type="string">
            <text:p text:style-name="P117">draw background, logo, buttons</text:p>
            <text:p text:style-name="P117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ChooseGameDataSreen:: mouseChangeStatus(int x, int y)</text:p>
          </table:table-cell>
          <table:table-cell table:style-name="Table6.D2" office:value-type="string">
            <text:p text:style-name="P117">if mouse position is inside button, change it texture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bool</text:p>
          </table:table-cell>
          <table:table-cell table:style-name="Table6.A2" office:value-type="string">
            <text:p text:style-name="P98"><text:span text:style-name="T21">ChooeGameDataSreen::</text:span>Run()</text:p>
          </table:table-cell>
          <table:table-cell table:style-name="Table6.D2" office:value-type="string">
            <text:p text:style-name="P117">draw graphics</text:p>
            <text:p text:style-name="P117">if close button is pressed, close screen</text:p>
            <text:p text:style-name="P117">if mouse is inside a button, change it texture </text:p>
            <text:p text:style-name="P132">if goback button is pressed, return recent screen</text:p>
            <text:p text:style-name="P132">if newgame is pressed, go to ChooeGameDataSreen</text:p>
            <text:p text:style-name="P132">if continue button is pressed, if “saving.txt” is exist go to game screen, otherwise pop up an annoucement</text:p>
            <text:p text:style-name="P117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Texture</text:p>
          </table:table-cell>
          <table:table-cell table:style-name="Table6.A2" office:value-type="string">
            <text:p text:style-name="P98">StartingScreen::textureBackground</text:p>
          </table:table-cell>
          <table:table-cell table:style-name="Table6.D2" office:value-type="string">
            <text:p text:style-name="P118">texture of screen background</text:p>
          </table:table-cell>
        </table:table-row>
        <text:soft-page-break/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Texture</text:p>
          </table:table-cell>
          <table:table-cell table:style-name="Table6.A2" office:value-type="string">
            <text:p text:style-name="P98">StartingScreen::logoTexture</text:p>
          </table:table-cell>
          <table:table-cell table:style-name="Table6.D2" office:value-type="string">
            <text:p text:style-name="P118">textur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u</text:p>
          </table:table-cell>
          <table:table-cell table:style-name="Table6.A2" office:value-type="string">
            <text:p text:style-name="P98">StartingScreen::logoSize</text:p>
          </table:table-cell>
          <table:table-cell table:style-name="Table6.D2" office:value-type="string">
            <text:p text:style-name="P118">siz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Vector2f</text:p>
          </table:table-cell>
          <table:table-cell table:style-name="Table6.A2" office:value-type="string">
            <text:p text:style-name="P98">StartingScreen::logoPosition</text:p>
          </table:table-cell>
          <table:table-cell table:style-name="Table6.D2" office:value-type="string">
            <text:p text:style-name="P118">position of logo in screen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Sprite </text:p>
          </table:table-cell>
          <table:table-cell table:style-name="Table6.A2" office:value-type="string">
            <text:p text:style-name="P98">StartingScreen::logo</text:p>
          </table:table-cell>
          <table:table-cell table:style-name="Table6.D2" office:value-type="string">
            <text:p text:style-name="P118">sprite of logo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sf::Sprite</text:p>
          </table:table-cell>
          <table:table-cell table:style-name="Table6.A2" office:value-type="string">
            <text:p text:style-name="P98">StartingScreen::spriteBackground</text:p>
          </table:table-cell>
          <table:table-cell table:style-name="Table6.D2" office:value-type="string">
            <text:p text:style-name="P118">sprite of screen background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const int</text:p>
          </table:table-cell>
          <table:table-cell table:style-name="Table6.A2" office:value-type="string">
            <text:p text:style-name="P98">StartingScreen::shilfButVer</text:p>
          </table:table-cell>
          <table:table-cell table:style-name="Table6.D2" office:value-type="string">
            <text:p text:style-name="P118">shilf everything to the right (except background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const int</text:p>
          </table:table-cell>
          <table:table-cell table:style-name="Table6.A2" office:value-type="string">
            <text:p text:style-name="P98">StartingScreen::shilfButHor</text:p>
          </table:table-cell>
          <table:table-cell table:style-name="Table6.D2" office:value-type="string">
            <text:p text:style-name="P118">shilf down everything (except background)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StartingScreen::INIT()</text:p>
          </table:table-cell>
          <table:table-cell table:style-name="Table6.D2" office:value-type="string">
            <text:p text:style-name="P118">load background, logo from file</text:p>
            <text:p text:style-name="P118">load buttons textures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StartingScreen::Draw()</text:p>
          </table:table-cell>
          <table:table-cell table:style-name="Table6.D2" office:value-type="string">
            <text:p text:style-name="P118">draw background, logo, buttons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StartingScreen::mouseChangeStatus(int x, int y)</text:p>
          </table:table-cell>
          <table:table-cell table:style-name="Table6.D2" office:value-type="string">
            <text:p text:style-name="P118">if mouse is inside a button, change it texture</text:p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8">void</text:p>
          </table:table-cell>
          <table:table-cell table:style-name="Table6.A2" office:value-type="string">
            <text:p text:style-name="P98">StartingScreen::Run()</text:p>
          </table:table-cell>
          <table:table-cell table:style-name="Table6.D2" office:value-type="string">
            <text:p text:style-name="P132">draw graphics</text:p>
            <text:p text:style-name="P132">if close button is pressed, close screen</text:p>
            <text:p text:style-name="P132">if play button is pressed, go to ChooseGameDataSreen</text:p>
            <text:p text:style-name="P132">if high scores is pressed, go to high score screen</text:p>
            <text:p text:style-name="P132">if tutorial is pressed, go to tutorial screen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20:21.730082663</meta:creation-date>
    <dc:date>2023-01-03T00:40:57.945661565</dc:date>
    <meta:editing-duration>PT51M16S</meta:editing-duration>
    <meta:editing-cycles>7</meta:editing-cycles>
    <meta:generator>LibreOffice/6.0.7.3$Linux_X86_64 LibreOffice_project/00m0$Build-3</meta:generator>
    <meta:document-statistic meta:table-count="8" meta:image-count="0" meta:object-count="0" meta:page-count="16" meta:paragraph-count="975" meta:word-count="3579" meta:character-count="23692" meta:non-whitespace-character-count="21039"/>
  </office:meta>
</office:document-meta>
</file>